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3.378cm"/>
    </style:style>
    <style:style style:name="co8" style:family="table-column">
      <style:table-column-properties fo:break-before="auto" style:column-width="4.614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2.955cm"/>
    </style:style>
    <style:style style:name="co11" style:family="table-column">
      <style:table-column-properties fo:break-before="auto" style:column-width="2.926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2.87cm"/>
    </style:style>
    <style:style style:name="co14" style:family="table-column">
      <style:table-column-properties fo:break-before="auto" style:column-width="2.081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3.995cm"/>
    </style:style>
    <style:style style:name="co17" style:family="table-column">
      <style:table-column-properties fo:break-before="auto" style:column-width="3.743cm"/>
    </style:style>
    <style:style style:name="co18" style:family="table-column">
      <style:table-column-properties fo:break-before="auto" style:column-width="5.094cm"/>
    </style:style>
    <style:style style:name="co19" style:family="table-column">
      <style:table-column-properties fo:break-before="auto" style:column-width="1.707cm"/>
    </style:style>
    <style:style style:name="co20" style:family="table-column">
      <style:table-column-properties fo:break-before="auto" style:column-width="6.415cm"/>
    </style:style>
    <style:style style:name="co21" style:family="table-column">
      <style:table-column-properties fo:break-before="auto" style:column-width="3.237cm"/>
    </style:style>
    <style:style style:name="co22" style:family="table-column">
      <style:table-column-properties fo:break-before="auto" style:column-width="4.306cm"/>
    </style:style>
    <style:style style:name="co23" style:family="table-column">
      <style:table-column-properties fo:break-before="auto" style:column-width="2.33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text-style style:name="N100">
      <number:text-content/>
    </number:text-style>
    <number:number-style style:name="N8001" number:language="ru" number:country="RU">
      <number:number number:decimal-places="0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 style:data-style-name="N8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 style:data-style-name="N8100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 style:data-style-name="N8100">
      <style:table-cell-properties fo:background-color="#ff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 style:data-style-name="N8100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 style:data-style-name="N8100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 style:data-style-name="N8100"/>
    <style:style style:name="ce11" style:family="table-cell" style:parent-style-name="Excel_20_Built-in_20_Normal" style:data-style-name="N8100">
      <style:table-cell-properties fo:background-color="transparent"/>
    </style:style>
    <style:style style:name="ce12" style:family="table-cell" style:parent-style-name="Excel_20_Built-in_20_Normal">
      <style:table-cell-properties fo:background-color="#ddd9c3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ackground-color="#ff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transparent"/>
    </style:style>
    <style:style style:name="ce24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_2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2" table:number-columns-repeated="9" table:default-cell-style-name="ce2"/>
        <table:table-column table:style-name="co14" table:default-cell-style-name="ce2"/>
        <table:table-column table:style-name="co15" table:default-cell-style-name="ce2"/>
        <table:table-column table:style-name="co2" table:default-cell-style-name="ce2"/>
        <table:table-column table:style-name="co3" table:default-cell-style-name="ce2"/>
        <table:table-column table:style-name="co16" table:default-cell-style-name="ce6"/>
        <table:table-column table:style-name="co17" table:default-cell-style-name="ce3"/>
        <table:table-column table:style-name="co18" table:default-cell-style-name="ce10"/>
        <table:table-column table:style-name="co19" table:number-columns-repeated="990" table:default-cell-style-name="ce10"/>
        <table:table-row table:style-name="ro1">
          <table:table-cell table:style-name="ce1" office:value-type="string">
            <text:p>ag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heigth</text:p>
          </table:table-cell>
          <table:table-cell table:style-name="ce1" office:value-type="string">
            <text:p> marital_status 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education</text:p>
          </table:table-cell>
          <table:table-cell table:style-name="ce1" office:value-type="string">
            <text:p>work_conditions</text:p>
          </table:table-cell>
          <table:table-cell table:style-name="ce1" office:value-type="string">
            <text:p>experience </text:p>
          </table:table-cell>
          <table:table-cell table:style-name="ce1" office:value-type="string">
            <text:p>smoking</text:p>
          </table:table-cell>
          <table:table-cell table:style-name="ce1" office:value-type="string">
            <text:p>physical_activity</text:p>
          </table:table-cell>
          <table:table-cell table:style-name="ce1" office:value-type="string">
            <text:p>sport</text:p>
          </table:table-cell>
          <table:table-cell table:style-name="ce1" office:value-type="string">
            <text:p>sleep_nigth</text:p>
          </table:table-cell>
          <table:table-cell table:style-name="ce1" office:value-type="string">
            <text:p>alcochol</text:p>
          </table:table-cell>
          <table:table-cell table:style-name="ce1" office:value-type="string">
            <text:p>alc_freq</text:p>
          </table:table-cell>
          <table:table-cell table:style-name="ce1" office:value-type="string">
            <text:p>alc_portion</text:p>
          </table:table-cell>
          <table:table-cell table:style-name="ce1" office:value-type="string">
            <text:p>ethanol_ml</text:p>
          </table:table-cell>
          <table:table-cell table:style-name="ce1" office:value-type="string">
            <text:p>diet</text:p>
          </table:table-cell>
          <table:table-cell table:style-name="ce1" office:value-type="string">
            <text:p>grind</text:p>
          </table:table-cell>
          <table:table-cell table:style-name="ce1" office:value-type="string">
            <text:p>nigth_work</text:p>
          </table:table-cell>
          <table:table-cell table:style-name="ce1" office:value-type="string">
            <text:p>social_load</text:p>
          </table:table-cell>
          <table:table-cell table:style-name="ce1" office:value-type="string">
            <text:p>work_in_hurry</text:p>
          </table:table-cell>
          <table:table-cell table:style-name="ce1" office:value-type="string">
            <text:p>high_demands</text:p>
          </table:table-cell>
          <table:table-cell table:style-name="ce1" office:value-type="string">
            <text:p>career_advancement</text:p>
          </table:table-cell>
          <table:table-cell table:style-name="ce1" office:value-type="string">
            <text:p>working environment</text:p>
          </table:table-cell>
          <table:table-cell table:style-name="ce1" office:value-type="string">
            <text:p>insecure_about_work</text:p>
          </table:table-cell>
          <table:table-cell table:style-name="ce1" office:value-type="string">
            <text:p>ergonomic_workpace</text:p>
          </table:table-cell>
          <table:table-cell table:style-name="ce1" office:value-type="string">
            <text:p>restroom</text:p>
          </table:table-cell>
          <table:table-cell table:style-name="ce1" office:value-type="string">
            <text:p>IBM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STRESS</text:p>
          </table:table-cell>
          <table:table-cell table:style-name="ce1" office:value-type="string">
            <text:p>HADS</text:p>
          </table:table-cell>
          <table:table-cell table:style-name="ce1" office:value-type="string">
            <text:p>AMS</text:p>
          </table:table-cell>
          <table:table-cell table:style-name="ce1" office:value-type="string">
            <text:p>MIEF-5</text:p>
          </table:table-cell>
          <table:table-cell table:style-name="ce1" office:value-type="string">
            <text:p>RISK</text:p>
          </table:table-cell>
          <table:table-cell table:style-name="ce12"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2">
            <text:p>22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174">
            <text:p>1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.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0">
            <text:p>120</text:p>
          </table:table-cell>
          <table:table-cell office:value-type="float" office:value="193">
            <text:p>193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2.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71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27.7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.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2.8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3.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float" office:value="197">
            <text:p>197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24.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8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float" office:value="27">
            <text:p>27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71</text:p>
          </table:table-cell>
          <table:table-cell table:number-columns-repeated="3" office:value-type="float" office:value="3">
            <text:p>3</text:p>
          </table:table-cell>
          <table:table-cell table:style-name="ce5" office:value-type="float" office:value="32">
            <text:p>32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25.4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7" office:value-type="float" office:value="71">
            <text:p>71</text:p>
          </table:table-cell>
          <table:table-cell table:style-name="ce6" office:value-type="float" office:value="22">
            <text:p>22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188">
            <text:p>18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7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3.2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27">
            <text:p>27</text:p>
          </table:table-cell>
          <table:table-cell table:style-name="ce9" office:value-type="float" office:value="20">
            <text:p>20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8">
            <text:p>88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0.4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7" office:value-type="float" office:value="74">
            <text:p>74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7.17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5" office:value-type="float" office:value="31">
            <text:p>31</text:p>
          </table:table-cell>
          <table:table-cell table:style-name="ce9" office:value-type="float" office:value="12">
            <text:p>12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4.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1.44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8" office:value-type="float" office:value="49">
            <text:p>49</text:p>
          </table:table-cell>
          <table:table-cell table:style-name="ce6" office:value-type="float" office:value="22">
            <text:p>22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1.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7" office:value-type="float" office:value="57">
            <text:p>57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24.02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7" office:value-type="float" office:value="79">
            <text:p>79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5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office:value-type="float" office:value="41">
            <text:p>41</text:p>
          </table:table-cell>
          <table:table-cell table:style-name="ce6" office:value-type="float" office:value="24">
            <text:p>2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1.1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8" office:value-type="float" office:value="43">
            <text:p>43</text:p>
          </table:table-cell>
          <table:table-cell table:style-name="ce6" office:value-type="float" office:value="25">
            <text:p>2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3.5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1.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8" office:value-type="float" office:value="37">
            <text:p>37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5">
            <text:p>10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6.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6" office:value-type="float" office:value="22">
            <text:p>22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.05</text:p>
          </table:table-cell>
          <table:table-cell table:number-columns-repeated="3" office:value-type="float" office:value="4">
            <text:p>4</text:p>
          </table:table-cell>
          <table:table-cell table:style-name="ce5" office:value-type="float" office:value="28">
            <text:p>28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21.7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5">
            <text:p>145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3.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8" office:value-type="float" office:value="46">
            <text:p>46</text:p>
          </table:table-cell>
          <table:table-cell table:style-name="ce9" office:value-type="float" office:value="18">
            <text:p>18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17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7" office:value-type="float" office:value="53">
            <text:p>53</text:p>
          </table:table-cell>
          <table:table-cell table:style-name="ce6" office:value-type="float" office:value="22">
            <text:p>22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171">
            <text:p>171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7.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5" office:value-type="float" office:value="28">
            <text:p>28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2.28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style-name="ce9" office:value-type="float" office:value="19">
            <text:p>19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22</text:p>
          </table:table-cell>
          <table:table-cell table:number-columns-repeated="3"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1.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9" office:value-type="float" office:value="20">
            <text:p>20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0.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0">
            <text:p>80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7.5</text:p>
          </table:table-cell>
          <table:table-cell office:value-type="string">
            <text:p>682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8.6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7" office:value-type="float" office:value="53">
            <text:p>53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.5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9" office:value-type="float" office:value="19">
            <text:p>19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188">
            <text:p>18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7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23">
            <text:p>23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2.6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8" office:value-type="float" office:value="44">
            <text:p>44</text:p>
          </table:table-cell>
          <table:table-cell table:style-name="ce9" office:value-type="float" office:value="14">
            <text:p>1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0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.5</text:p>
          </table:table-cell>
          <table:table-cell office:value-type="string">
            <text:p>58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float" office:value="29">
            <text:p>29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3.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0">
            <text:p>130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8.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float" office:value="185">
            <text:p>1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0.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186">
            <text:p>18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1.8</text:p>
          </table:table-cell>
          <table:table-cell table:number-columns-repeated="3" office:value-type="float" office:value="2">
            <text:p>2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3">
            <text:p>23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3.85</text:p>
          </table:table-cell>
          <table:table-cell table:number-columns-repeated="3" office:value-type="float" office:value="3">
            <text:p>3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5">
            <text:p>95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6.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0.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23">
            <text:p>23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9.89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.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5" office:value-type="float" office:value="30">
            <text:p>30</text:p>
          </table:table-cell>
          <table:table-cell table:style-name="ce9" office:value-type="float" office:value="19">
            <text:p>19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8">
            <text:p>8</text:p>
          </table:table-cell>
          <table:table-cell table:style-name="ce7" office:value-type="float" office:value="61">
            <text:p>61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5" office:value-type="float" office:value="35">
            <text:p>35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3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1.79</text:p>
          </table:table-cell>
          <table:table-cell table:number-columns-repeated="3"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22">
            <text:p>22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4">
            <text:p>94</text:p>
          </table:table-cell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9.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0.7</text:p>
          </table:table-cell>
          <table:table-cell office:value-type="string">
            <text:p>139.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8.0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8" office:value-type="float" office:value="37">
            <text:p>37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27.7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5</text:p>
          </table:table-cell>
          <table:table-cell office:value-type="string">
            <text:p>58.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.5</text:p>
          </table:table-cell>
          <table:table-cell office:value-type="string">
            <text:p>58.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5.8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8" office:value-type="float" office:value="38">
            <text:p>38</text:p>
          </table:table-cell>
          <table:table-cell table:style-name="ce9" office:value-type="float" office:value="20">
            <text:p>20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6.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4.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23">
            <text:p>23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24.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190">
            <text:p>19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0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style-name="ce7" office:value-type="float" office:value="60">
            <text:p>60</text:p>
          </table:table-cell>
          <table:table-cell table:style-name="ce9" office:value-type="float" office:value="19">
            <text:p>19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9.5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7.55</text:p>
          </table:table-cell>
          <table:table-cell table:number-columns-repeated="3" office:value-type="float" office:value="6">
            <text:p>6</text:p>
          </table:table-cell>
          <table:table-cell table:style-name="ce7" office:value-type="float" office:value="53">
            <text:p>53</text:p>
          </table:table-cell>
          <table:table-cell table:style-name="ce6" office:value-type="float" office:value="24">
            <text:p>2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1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3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8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4.69</text:p>
          </table:table-cell>
          <table:table-cell table:number-columns-repeated="3"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6.9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7" office:value-type="float" office:value="57">
            <text:p>57</text:p>
          </table:table-cell>
          <table:table-cell table:style-name="ce6" office:value-type="float" office:value="24">
            <text:p>2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5.6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8" office:value-type="float" office:value="45">
            <text:p>45</text:p>
          </table:table-cell>
          <table:table-cell table:style-name="ce9" office:value-type="float" office:value="16">
            <text:p>16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5">
            <text:p>115</text:p>
          </table:table-cell>
          <table:table-cell office:value-type="float" office:value="187">
            <text:p>187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2.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style-name="ce8" office:value-type="float" office:value="46">
            <text:p>46</text:p>
          </table:table-cell>
          <table:table-cell table:style-name="ce6" office:value-type="float" office:value="22">
            <text:p>22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.7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9.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0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7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.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9.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2">
            <text:p>9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6.12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23">
            <text:p>23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2.4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6" office:value-type="float" office:value="22">
            <text:p>22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2.8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2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23">
            <text:p>23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6.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2">
            <text:p>22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.5</text:p>
          </table:table-cell>
          <table:table-cell office:value-type="string">
            <text:p>97.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7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8" office:value-type="float" office:value="38">
            <text:p>38</text:p>
          </table:table-cell>
          <table:table-cell table:style-name="ce6" office:value-type="float" office:value="25">
            <text:p>2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2">
            <text:p>11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0.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.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165">
            <text:p>16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office:value-type="float" office:value="185">
            <text:p>1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28.3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8" office:value-type="float" office:value="41">
            <text:p>41</text:p>
          </table:table-cell>
          <table:table-cell table:style-name="ce6" office:value-type="float" office:value="25">
            <text:p>2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3">
            <text:p>103</text:p>
          </table:table-cell>
          <table:table-cell office:value-type="float" office:value="187">
            <text:p>187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4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28">
            <text:p>28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0.3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6.8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1.0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3">
            <text:p>23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24.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22">
            <text:p>22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7">
            <text:p>107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4.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5" office:value-type="float" office:value="28">
            <text:p>28</text:p>
          </table:table-cell>
          <table:table-cell table:style-name="ce9" office:value-type="float" office:value="19">
            <text:p>19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28.3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float" office:value="33">
            <text:p>33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6">
            <text:p>116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3.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7" office:value-type="float" office:value="57">
            <text:p>57</text:p>
          </table:table-cell>
          <table:table-cell table:style-name="ce9" office:value-type="float" office:value="15">
            <text:p>1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6">
            <text:p>106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.7</text:p>
          </table:table-cell>
          <table:table-cell office:value-type="string">
            <text:p>87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9" office:value-type="float" office:value="20">
            <text:p>20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22.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3">
            <text:p>23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7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3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style-name="ce8" office:value-type="float" office:value="39">
            <text:p>39</text:p>
          </table:table-cell>
          <table:table-cell table:style-name="ce6" office:value-type="float" office:value="25">
            <text:p>2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.5</text:p>
          </table:table-cell>
          <table:table-cell office:value-type="string">
            <text:p>71.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3.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37">
            <text:p>637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5.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 office:value-type="float" office:value="179">
            <text:p>17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0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.7</text:p>
          </table:table-cell>
          <table:table-cell office:value-type="string">
            <text:p>48.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0.68</text:p>
          </table:table-cell>
          <table:table-cell table:number-columns-repeated="3" office:value-type="float" office:value="4">
            <text:p>4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5">
            <text:p>105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31.0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" office:value-type="float" office:value="54">
            <text:p>54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2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.8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5.6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5.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2.5</text:p>
          </table:table-cell>
          <table:table-cell office:value-type="string">
            <text:p>162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6.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0.8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177">
            <text:p>17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8" office:value-type="float" office:value="43">
            <text:p>43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31.3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5">
            <text:p>12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7.7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7">
            <text:p>87</text:p>
          </table:table-cell>
          <table:table-cell office:value-type="float" office:value="187">
            <text:p>18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4.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29">
            <text:p>29</text:p>
          </table:table-cell>
          <table:table-cell table:style-name="ce9" office:value-type="float" office:value="14">
            <text:p>1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8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9" office:value-type="float" office:value="20">
            <text:p>20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1.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.8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4.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5.3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8" office:value-type="float" office:value="37">
            <text:p>37</text:p>
          </table:table-cell>
          <table:table-cell table:style-name="ce6" office:value-type="float" office:value="24">
            <text:p>2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11" office:value-type="float" office:value="1">
            <text:p>1</text:p>
          </table:table-cell>
          <table:table-cell office:value-type="string">
            <text:p>24.3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8" office:value-type="float" office:value="46">
            <text:p>46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39">
            <text:p>39</text:p>
          </table:table-cell>
          <table:table-cell table:style-name="ce6" office:value-type="float" office:value="24">
            <text:p>2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12">
            <text:p>31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8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8" office:value-type="float" office:value="37">
            <text:p>37</text:p>
          </table:table-cell>
          <table:table-cell table:style-name="ce9" office:value-type="float" office:value="16">
            <text:p>16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8" office:value-type="float" office:value="49">
            <text:p>49</text:p>
          </table:table-cell>
          <table:table-cell table:style-name="ce9" office:value-type="float" office:value="10">
            <text:p>10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6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8" office:value-type="float" office:value="42">
            <text:p>42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3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5" office:value-type="float" office:value="34">
            <text:p>34</text:p>
          </table:table-cell>
          <table:table-cell table:style-name="ce9" office:value-type="float" office:value="4">
            <text:p>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.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8" office:value-type="float" office:value="38">
            <text:p>38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2.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9" office:value-type="float" office:value="14">
            <text:p>1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24.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7" office:value-type="float" office:value="59">
            <text:p>59</text:p>
          </table:table-cell>
          <table:table-cell table:style-name="ce9" office:value-type="float" office:value="18">
            <text:p>18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7.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2.4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8"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8.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float" office:value="29">
            <text:p>29</text:p>
          </table:table-cell>
          <table:table-cell table:style-name="ce9" office:value-type="float" office:value="15">
            <text:p>1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7.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float" office:value="31">
            <text:p>31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21.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8" office:value-type="float" office:value="48">
            <text:p>48</text:p>
          </table:table-cell>
          <table:table-cell table:style-name="ce9" office:value-type="float" office:value="5">
            <text:p>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6.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192">
            <text:p>19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4.1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8.43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8" office:value-type="float" office:value="37">
            <text:p>37</text:p>
          </table:table-cell>
          <table:table-cell table:style-name="ce6" office:value-type="float" office:value="25">
            <text:p>2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7.4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28.34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8" office:value-type="float" office:value="40">
            <text:p>40</text:p>
          </table:table-cell>
          <table:table-cell table:style-name="ce9" office:value-type="float" office:value="19">
            <text:p>19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.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8" office:value-type="float" office:value="37">
            <text:p>37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2.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8" office:value-type="float" office:value="38">
            <text:p>38</text:p>
          </table:table-cell>
          <table:table-cell table:style-name="ce9" office:value-type="float" office:value="12">
            <text:p>12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5">
            <text:p>10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1.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8" office:value-type="float" office:value="43">
            <text:p>43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office:value-type="float" office:value="184">
            <text:p>18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6.8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5" office:value-type="float" office:value="35">
            <text:p>35</text:p>
          </table:table-cell>
          <table:table-cell table:style-name="ce9" office:value-type="float" office:value="14">
            <text:p>1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8.9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7" office:value-type="float" office:value="50">
            <text:p>50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7">
            <text:p>97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28</text:p>
          </table:table-cell>
          <table:table-cell table:number-columns-repeated="3"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5.95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3.9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8" office:value-type="float" office:value="49">
            <text:p>49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1.9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21.7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4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4">
            <text:p>12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6.2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.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5" office:value-type="float" office:value="32">
            <text:p>32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167">
            <text:p>16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7" office:value-type="float" office:value="67">
            <text:p>67</text:p>
          </table:table-cell>
          <table:table-cell table:style-name="ce6" office:value-type="float" office:value="24">
            <text:p>2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7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0.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1">
            <text:p>91</text:p>
          </table:table-cell>
          <table:table-cell office:value-type="float" office:value="192">
            <text:p>19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.69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7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8" office:value-type="float" office:value="38">
            <text:p>38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4">
            <text:p>114</text:p>
          </table:table-cell>
          <table:table-cell office:value-type="float" office:value="197">
            <text:p>19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3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7.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4">
            <text:p>104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0.72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" office:value-type="float" office:value="58">
            <text:p>58</text:p>
          </table:table-cell>
          <table:table-cell table:style-name="ce9" office:value-type="float" office:value="16">
            <text:p>16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190">
            <text:p>19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28.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22">
            <text:p>22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.2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style-name="ce8" office:value-type="float" office:value="40">
            <text:p>40</text:p>
          </table:table-cell>
          <table:table-cell table:style-name="ce6" office:value-type="float" office:value="24">
            <text:p>2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.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77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style-name="ce8" office:value-type="float" office:value="38">
            <text:p>38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9.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8" office:value-type="float" office:value="45">
            <text:p>45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8" office:value-type="float" office:value="49">
            <text:p>49</text:p>
          </table:table-cell>
          <table:table-cell table:style-name="ce6" office:value-type="float" office:value="24">
            <text:p>2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0.5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2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8" office:value-type="float" office:value="42">
            <text:p>42</text:p>
          </table:table-cell>
          <table:table-cell table:style-name="ce6" office:value-type="float" office:value="25">
            <text:p>2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.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4">
            <text:p>114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2.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0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4.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1.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6.8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7" office:value-type="float" office:value="58">
            <text:p>58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3.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30.7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0.2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31.3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9">
            <text:p>19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.3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2">
            <text:p>22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table:number-columns-repeated="11" office:value-type="float" office:value="1">
            <text:p>1</text:p>
          </table:table-cell>
          <table:table-cell office:value-type="string">
            <text:p>29.2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5.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8" office:value-type="float" office:value="38">
            <text:p>38</text:p>
          </table:table-cell>
          <table:table-cell table:style-name="ce6" office:value-type="float" office:value="25">
            <text:p>2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.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5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169">
            <text:p>169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.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8" office:value-type="float" office:value="45">
            <text:p>45</text:p>
          </table:table-cell>
          <table:table-cell table:style-name="ce6" office:value-type="float" office:value="25">
            <text:p>2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4.1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177">
            <text:p>17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5.5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6" office:value-type="float" office:value="22">
            <text:p>22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.5</text:p>
          </table:table-cell>
          <table:table-cell office:value-type="string">
            <text:p>58.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7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8" office:value-type="float" office:value="39">
            <text:p>39</text:p>
          </table:table-cell>
          <table:table-cell table:style-name="ce9" office:value-type="float" office:value="20">
            <text:p>20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5</text:p>
          </table:table-cell>
          <table:table-cell office:value-type="string">
            <text:p>32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1.6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29">
            <text:p>29</text:p>
          </table:table-cell>
          <table:table-cell table:style-name="ce9" office:value-type="float" office:value="3">
            <text:p>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53.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float" office:value="47">
            <text:p>47</text:p>
          </table:table-cell>
          <table:table-cell table:style-name="ce9" office:value-type="float" office:value="13">
            <text:p>1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3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.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" office:value-type="float" office:value="41">
            <text:p>41</text:p>
          </table:table-cell>
          <table:table-cell table:style-name="ce6" office:value-type="float" office:value="24">
            <text:p>2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27.7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style-name="ce6" office:value-type="float" office:value="22">
            <text:p>22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1">
            <text:p>91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0.4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4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22">
            <text:p>22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2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5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8" office:value-type="float" office:value="49">
            <text:p>49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3.0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8" office:value-type="float" office:value="42">
            <text:p>42</text:p>
          </table:table-cell>
          <table:table-cell table:style-name="ce6" office:value-type="float" office:value="24">
            <text:p>2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0.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8">
            <text:p>98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0.9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22">
            <text:p>22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2">
            <text:p>10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3.3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8" office:value-type="float" office:value="40">
            <text:p>40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3.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.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8" office:value-type="float" office:value="37">
            <text:p>37</text:p>
          </table:table-cell>
          <table:table-cell table:style-name="ce9" office:value-type="float" office:value="19">
            <text:p>19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  <table:table-cell office:value-type="float" office:value="186">
            <text:p>18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3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2.04</text:p>
          </table:table-cell>
          <table:table-cell table:number-columns-repeated="3" office:value-type="float" office:value="5">
            <text:p>5</text:p>
          </table:table-cell>
          <table:table-cell table:style-name="ce5" office:value-type="float" office:value="33">
            <text:p>33</text:p>
          </table:table-cell>
          <table:table-cell table:style-name="ce9" office:value-type="float" office:value="15">
            <text:p>1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6.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6" office:value-type="float" office:value="23">
            <text:p>23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.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7.4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25.4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8" office:value-type="float" office:value="49">
            <text:p>49</text:p>
          </table:table-cell>
          <table:table-cell table:style-name="ce6" office:value-type="float" office:value="22">
            <text:p>22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.7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style-name="ce8" office:value-type="float" office:value="39">
            <text:p>39</text:p>
          </table:table-cell>
          <table:table-cell table:style-name="ce6" office:value-type="float" office:value="23">
            <text:p>2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2.5</text:p>
          </table:table-cell>
          <table:table-cell office:value-type="string">
            <text:p>162.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.68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8" office:value-type="float" office:value="43">
            <text:p>43</text:p>
          </table:table-cell>
          <table:table-cell table:style-name="ce9" office:value-type="float" office:value="18">
            <text:p>18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.4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9" office:value-type="float" office:value="19">
            <text:p>19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6">
            <text:p>106</text:p>
          </table:table-cell>
          <table:table-cell office:value-type="float" office:value="186">
            <text:p>186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0.6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7" office:value-type="float" office:value="85">
            <text:p>85</text:p>
          </table:table-cell>
          <table:table-cell table:style-name="ce6" office:value-type="float" office:value="22">
            <text:p>22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2.6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5">
            <text:p>25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2.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.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5" office:value-type="float" office:value="32">
            <text:p>32</text:p>
          </table:table-cell>
          <table:table-cell table:style-name="ce9" office:value-type="float" office:value="3">
            <text:p>3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9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8" office:value-type="float" office:value="41">
            <text:p>41</text:p>
          </table:table-cell>
          <table:table-cell table:style-name="ce6" office:value-type="float" office:value="22">
            <text:p>22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183">
            <text:p>183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.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style-name="ce6" office:value-type="float" office:value="24">
            <text:p>24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33.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3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style-name="ce7" office:value-type="float" office:value="58">
            <text:p>58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5.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8" office:value-type="float" office:value="47">
            <text:p>47</text:p>
          </table:table-cell>
          <table:table-cell table:style-name="ce6" office:value-type="float" office:value="24">
            <text:p>24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6.5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22">
            <text:p>22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7.12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8" office:value-type="float" office:value="41">
            <text:p>41</text:p>
          </table:table-cell>
          <table:table-cell table:style-name="ce6" office:value-type="float" office:value="25">
            <text:p>25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2.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4">
            <text:p>24</text:p>
          </table:table-cell>
          <table:table-cell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.5</text:p>
          </table:table-cell>
          <table:table-cell office:value-type="string">
            <text:p>97.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float" office:value="33">
            <text:p>33</text:p>
          </table:table-cell>
          <table:table-cell table:style-name="ce9" office:value-type="float" office:value="21">
            <text:p>21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9" office:value-type="float" office:value="17">
            <text:p>17</text:p>
          </table:table-cell>
          <table:table-cell office:value-type="string">
            <text:p>h_risk</text:p>
          </table:table-cell>
          <table:table-cell table:number-columns-repeated="990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string">
            <text:p>24.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style-name="ce11"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.5</text:p>
          </table:table-cell>
          <table:table-cell office:value-type="string">
            <text:p>58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.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.31</text:p>
          </table:table-cell>
          <table:table-cell table:number-columns-repeated="3" office:value-type="float" office:value="4">
            <text:p>4</text:p>
          </table:table-cell>
          <table:table-cell table:style-name="ce8" office:value-type="float" office:value="46">
            <text:p>46</text:p>
          </table:table-cell>
          <table:table-cell table:style-name="ce9" office:value-type="float" office:value="17">
            <text:p>17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5.06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style-name="ce7" office:value-type="float" office:value="54">
            <text:p>54</text:p>
          </table:table-cell>
          <table:table-cell table:style-name="ce9" office:value-type="float" office:value="21">
            <text:p>21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4.8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style-name="ce6" office:value-type="float" office:value="22">
            <text:p>22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.14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style-name="ce8" office:value-type="float" office:value="46">
            <text:p>46</text:p>
          </table:table-cell>
          <table:table-cell table:style-name="ce9" office:value-type="float" office:value="18">
            <text:p>18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178">
            <text:p>178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0.9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3">
            <text:p>103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9.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27.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8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171">
            <text:p>171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3.2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5">
            <text:p>105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.5</text:p>
          </table:table-cell>
          <table:table-cell office:value-type="string">
            <text:p>58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0.03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4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5" office:value-type="float" office:value="36">
            <text:p>36</text:p>
          </table:table-cell>
          <table:table-cell table:style-name="ce9" office:value-type="float" office:value="19">
            <text:p>19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.0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0.7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7" office:value-type="float" office:value="54">
            <text:p>54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26.23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style-name="ce5" office:value-type="float" office:value="28">
            <text:p>28</text:p>
          </table:table-cell>
          <table:table-cell table:style-name="ce9" office:value-type="float" office:value="21">
            <text:p>21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4.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float" office:value="29">
            <text:p>29</text:p>
          </table:table-cell>
          <table:table-cell table:style-name="ce9" office:value-type="float" office:value="12">
            <text:p>12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.4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6.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2">
            <text:p>102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4.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68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41">
            <text:p>41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183">
            <text:p>183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2.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22">
            <text:p>22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2.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8.0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float" office:value="51">
            <text:p>51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9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8.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.4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7" office:value-type="float" office:value="51">
            <text:p>51</text:p>
          </table:table-cell>
          <table:table-cell table:style-name="ce9" office:value-type="float" office:value="17">
            <text:p>17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6">
            <text:p>86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5.54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2.7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6.8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5</text:p>
          </table:table-cell>
          <table:table-cell office:value-type="string">
            <text:p>58.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3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ce5" office:value-type="float" office:value="31">
            <text:p>31</text:p>
          </table:table-cell>
          <table:table-cell table:style-name="ce9" office:value-type="float" office:value="18">
            <text:p>18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32.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16">
            <text:p>116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.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5" office:value-type="float" office:value="27">
            <text:p>27</text:p>
          </table:table-cell>
          <table:table-cell table:style-name="ce9" office:value-type="float" office:value="18">
            <text:p>18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3.3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4">
            <text:p>94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.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.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36">
            <text:p>36</text:p>
          </table:table-cell>
          <table:table-cell table:style-name="ce9" office:value-type="float" office:value="17">
            <text:p>17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.5</text:p>
          </table:table-cell>
          <table:table-cell office:value-type="string">
            <text:p>58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.8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1.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office:value-type="float" office:value="45">
            <text:p>45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30.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7.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5" office:value-type="float" office:value="32">
            <text:p>32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1.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7.98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style-name="ce5" office:value-type="float" office:value="36">
            <text:p>36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.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9" office:value-type="float" office:value="18">
            <text:p>18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.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office:value-type="float" office:value="49">
            <text:p>49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0.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5">
            <text:p>85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" office:value-type="float" office:value="27">
            <text:p>27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181">
            <text:p>181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7.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.4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.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.9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2.8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7">
            <text:p>107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4.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8" office:value-type="float" office:value="40">
            <text:p>40</text:p>
          </table:table-cell>
          <table:table-cell table:style-name="ce9" office:value-type="float" office:value="16">
            <text:p>16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9.3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2">
            <text:p>22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5">
            <text:p>4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.98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8" office:value-type="float" office:value="45">
            <text:p>45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3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8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5" office:value-type="float" office:value="30">
            <text:p>30</text:p>
          </table:table-cell>
          <table:table-cell table:style-name="ce9" office:value-type="float" office:value="21">
            <text:p>21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office:value-type="float" office:value="183">
            <text:p>18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73">
            <text:p>27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5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style-name="ce7" office:value-type="float" office:value="58">
            <text:p>58</text:p>
          </table:table-cell>
          <table:table-cell table:style-name="ce9" office:value-type="float" office:value="3">
            <text:p>3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22.3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.9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7" office:value-type="float" office:value="59">
            <text:p>59</text:p>
          </table:table-cell>
          <table:table-cell table:style-name="ce9" office:value-type="float" office:value="19">
            <text:p>19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9.9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1.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.7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7" office:value-type="float" office:value="58">
            <text:p>58</text:p>
          </table:table-cell>
          <table:table-cell table:style-name="ce6" office:value-type="float" office:value="22">
            <text:p>22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1.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169">
            <text:p>16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19.9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4.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.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4.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6.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81</text:p>
          </table:table-cell>
          <table:table-cell table:number-columns-repeated="3"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2">
            <text:p>14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1.4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float" office:value="43">
            <text:p>43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7.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179">
            <text:p>17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4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5" office:value-type="float" office:value="27">
            <text:p>27</text:p>
          </table:table-cell>
          <table:table-cell table:style-name="ce6" office:value-type="float" office:value="22">
            <text:p>22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8.0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.5</text:p>
          </table:table-cell>
          <table:table-cell office:value-type="string">
            <text:p>19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0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25.3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office:value-type="float" office:value="39">
            <text:p>39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1.9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2.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8" office:value-type="float" office:value="41">
            <text:p>41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2.9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5" office:value-type="float" office:value="27">
            <text:p>27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6">
            <text:p>15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25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19.8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style-name="ce7" office:value-type="float" office:value="79">
            <text:p>79</text:p>
          </table:table-cell>
          <table:table-cell table:style-name="ce9" office:value-type="float" office:value="21">
            <text:p>21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.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8" office:value-type="float" office:value="47">
            <text:p>47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string">
            <text:p>33.4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ce7" office:value-type="float" office:value="51">
            <text:p>51</text:p>
          </table:table-cell>
          <table:table-cell table:style-name="ce9" office:value-type="float" office:value="15">
            <text:p>15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174">
            <text:p>17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21.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7" office:value-type="float" office:value="58">
            <text:p>58</text:p>
          </table:table-cell>
          <table:table-cell table:style-name="ce9" office:value-type="float" office:value="18">
            <text:p>18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1.9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9" office:value-type="float" office:value="16">
            <text:p>16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0.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5">
            <text:p>155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0.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8" office:value-type="float" office:value="40">
            <text:p>40</text:p>
          </table:table-cell>
          <table:table-cell table:style-name="ce9" office:value-type="float" office:value="19">
            <text:p>19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19.8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8" office:value-type="float" office:value="48">
            <text:p>48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25.8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7" office:value-type="float" office:value="55">
            <text:p>55</text:p>
          </table:table-cell>
          <table:table-cell table:style-name="ce9" office:value-type="float" office:value="13">
            <text:p>13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2.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5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5" office:value-type="float" office:value="34">
            <text:p>34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8" office:value-type="float" office:value="46">
            <text:p>46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23.3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1.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8" office:value-type="float" office:value="37">
            <text:p>37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1.5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8" office:value-type="float" office:value="43">
            <text:p>43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8.3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22">
            <text:p>22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2.5</text:p>
          </table:table-cell>
          <table:table-cell office:value-type="string">
            <text:p>162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9.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1.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.8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32">
            <text:p>32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.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5" office:value-type="float" office:value="34">
            <text:p>34</text:p>
          </table:table-cell>
          <table:table-cell table:style-name="ce9" office:value-type="float" office:value="3">
            <text:p>3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26.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0">
            <text:p>80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1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6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8" office:value-type="float" office:value="41">
            <text:p>41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27.4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8" office:value-type="float" office:value="41">
            <text:p>41</text:p>
          </table:table-cell>
          <table:table-cell table:style-name="ce9" office:value-type="float" office:value="13">
            <text:p>13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.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.5</text:p>
          </table:table-cell>
          <table:table-cell office:value-type="string">
            <text:p>409.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9.3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4.9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5" office:value-type="float" office:value="33">
            <text:p>33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5.4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9" office:value-type="float" office:value="4">
            <text:p>4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.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39">
            <text:p>39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4.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string">
            <text:p>27.76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7" office:value-type="float" office:value="55">
            <text:p>55</text:p>
          </table:table-cell>
          <table:table-cell table:style-name="ce9" office:value-type="float" office:value="17">
            <text:p>17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2.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float" office:value="47">
            <text:p>47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.28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8"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3.15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6" office:value-type="float" office:value="22">
            <text:p>22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0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64">
            <text:p>36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7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.22</text:p>
          </table:table-cell>
          <table:table-cell table:number-columns-repeated="3" office:value-type="float" office:value="4">
            <text:p>4</text:p>
          </table:table-cell>
          <table:table-cell table:style-name="ce8" office:value-type="float" office:value="44">
            <text:p>44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3.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float" office:value="35">
            <text:p>35</text:p>
          </table:table-cell>
          <table:table-cell table:style-name="ce9" office:value-type="float" office:value="19">
            <text:p>19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2">
            <text:p>82</text:p>
          </table:table-cell>
          <table:table-cell office:value-type="float" office:value="182">
            <text:p>18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3.0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8" office:value-type="float" office:value="47">
            <text:p>47</text:p>
          </table:table-cell>
          <table:table-cell table:style-name="ce9" office:value-type="float" office:value="19">
            <text:p>19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8.0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21">
            <text:p>21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.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float" office:value="32">
            <text:p>32</text:p>
          </table:table-cell>
          <table:table-cell table:style-name="ce9" office:value-type="float" office:value="21">
            <text:p>21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5">
            <text:p>115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3.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3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3.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3">
            <text:p>33</text:p>
          </table:table-cell>
          <table:table-cell table:style-name="ce9" office:value-type="float" office:value="19">
            <text:p>19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5.5</text:p>
          </table:table-cell>
          <table:table-cell office:value-type="string">
            <text:p>71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60.0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8" office:value-type="float" office:value="48">
            <text:p>48</text:p>
          </table:table-cell>
          <table:table-cell table:style-name="ce9" office:value-type="float" office:value="16">
            <text:p>16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19.37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style-name="ce8" office:value-type="float" office:value="40">
            <text:p>40</text:p>
          </table:table-cell>
          <table:table-cell table:style-name="ce9" office:value-type="float" office:value="21">
            <text:p>21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5">
            <text:p>155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0.7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8" office:value-type="float" office:value="38">
            <text:p>38</text:p>
          </table:table-cell>
          <table:table-cell table:style-name="ce9" office:value-type="float" office:value="19">
            <text:p>19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1.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14">
            <text:p>14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4.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8" office:value-type="float" office:value="41">
            <text:p>41</text:p>
          </table:table-cell>
          <table:table-cell table:style-name="ce6" office:value-type="float" office:value="23">
            <text:p>23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9.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8" office:value-type="float" office:value="43">
            <text:p>43</text:p>
          </table:table-cell>
          <table:table-cell table:style-name="ce9" office:value-type="float" office:value="21">
            <text:p>21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2">
            <text:p>92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27.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float" office:value="58">
            <text:p>58</text:p>
          </table:table-cell>
          <table:table-cell table:style-name="ce9" office:value-type="float" office:value="15">
            <text:p>15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6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7" office:value-type="float" office:value="57">
            <text:p>57</text:p>
          </table:table-cell>
          <table:table-cell table:style-name="ce9" office:value-type="float" office:value="2">
            <text:p>2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6.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float" office:value="30">
            <text:p>30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.25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8" office:value-type="float" office:value="40">
            <text:p>40</text:p>
          </table:table-cell>
          <table:table-cell table:style-name="ce9" office:value-type="float" office:value="15">
            <text:p>15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33">
            <text:p>33</text:p>
          </table:table-cell>
          <table:table-cell table:style-name="ce9" office:value-type="float" office:value="21">
            <text:p>21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9.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.5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5" office:value-type="float" office:value="30">
            <text:p>30</text:p>
          </table:table-cell>
          <table:table-cell table:style-name="ce9" office:value-type="float" office:value="11">
            <text:p>11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4" office:value-type="string">
            <text:p>39.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style-name="ce5" office:value-type="float" office:value="28">
            <text:p>28</text:p>
          </table:table-cell>
          <table:table-cell table:style-name="ce6" office:value-type="float" office:value="22">
            <text:p>22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float" office:value="29">
            <text:p>29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9" office:value-type="float" office:value="21">
            <text:p>21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5">
            <text:p>125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1.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11" office:value-type="string">
            <text:p>l_risk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9.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7" office:value-type="float" office:value="51">
            <text:p>51</text:p>
          </table:table-cell>
          <table:table-cell table:style-name="ce9" office:value-type="float" office:value="13">
            <text:p>13</text:p>
          </table:table-cell>
          <table:table-cell table:style-name="ce11" office:value-type="string">
            <text:p>h_risk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6">
            <text:p>8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.5</text:p>
          </table:table-cell>
          <table:table-cell office:value-type="string">
            <text:p>97.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9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5" office:value-type="float" office:value="34">
            <text:p>34</text:p>
          </table:table-cell>
          <table:table-cell table:style-name="ce6" office:value-type="float" office:value="25">
            <text:p>25</text:p>
          </table:table-cell>
          <table:table-cell table:style-name="ce11" office:value-type="string">
            <text:p>m_risk</text:p>
          </table:table-cell>
          <table:table-cell table:number-columns-repeated="990"/>
        </table:table-row>
        <table:table-row table:style-name="ro1" table:number-rows-repeated="834">
          <table:table-cell table:number-columns-repeated="31"/>
          <table:table-cell table:style-name="ce3"/>
          <table:table-cell table:number-columns-repeated="992"/>
        </table:table-row>
        <table:table-row table:style-name="ro1" table:number-rows-repeated="10473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Лист1_2.$A$1" table:cell-range-address="$Лист1_2.$A$1:.$AH$430"/>
        </table:named-expressions>
      </table:table>
      <table:table table:name="Лист1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2" table:number-columns-repeated="9" table:default-cell-style-name="ce13"/>
        <table:table-column table:style-name="co14" table:default-cell-style-name="ce13"/>
        <table:table-column table:style-name="co15" table:default-cell-style-name="ce13"/>
        <table:table-column table:style-name="co2" table:default-cell-style-name="ce13"/>
        <table:table-column table:style-name="co3" table:default-cell-style-name="ce13"/>
        <table:table-column table:style-name="co16" table:default-cell-style-name="ce19"/>
        <table:table-column table:style-name="co17" table:default-cell-style-name="ce14"/>
        <table:table-column table:style-name="co18" table:default-cell-style-name="Excel_20_Built-in_20_Normal"/>
        <table:table-column table:style-name="co19" table:number-columns-repeated="990" table:default-cell-style-name="Excel_20_Built-in_20_Normal"/>
        <table:table-row table:style-name="ro1">
          <table:table-cell table:style-name="ce1" office:value-type="string">
            <text:p>Ваш возраст</text:p>
          </table:table-cell>
          <table:table-cell table:style-name="ce1" office:value-type="string">
            <text:p>Вес</text:p>
          </table:table-cell>
          <table:table-cell table:style-name="ce1" office:value-type="string">
            <text:p>Рост</text:p>
          </table:table-cell>
          <table:table-cell table:style-name="ce1" office:value-type="string">
            <text:p>Семейное положение</text:p>
          </table:table-cell>
          <table:table-cell table:style-name="ce1" office:value-type="string">
            <text:p>Сколько у Вас детей?</text:p>
          </table:table-cell>
          <table:table-cell table:style-name="ce1" office:value-type="string">
            <text:p>Образование</text:p>
          </table:table-cell>
          <table:table-cell table:style-name="ce1" office:value-type="string">
            <text:p>Условия труда</text:p>
          </table:table-cell>
          <table:table-cell table:style-name="ce1" office:value-type="string">
            <text:p>Стаж работы в профессии</text:p>
          </table:table-cell>
          <table:table-cell table:style-name="ce1" office:value-type="string">
            <text:p>Курите ли Вы?</text:p>
          </table:table-cell>
          <table:table-cell table:style-name="ce1" office:value-type="string">
            <text:p>Ваша обычная физическая активность в течение дня</text:p>
          </table:table-cell>
          <table:table-cell table:style-name="ce1" office:value-type="string">
            <text:p>Занимаетесь ли Вы спортом?</text:p>
          </table:table-cell>
          <table:table-cell table:style-name="ce1" office:value-type="string">
            <text:p>Укажите обычное количество часов ночного сна</text:p>
          </table:table-cell>
          <table:table-cell table:style-name="ce1" office:value-type="string">
            <text:p>Употребляете ли вы алкоголь?</text:p>
          </table:table-cell>
          <table:table-cell table:style-name="ce1" office:value-type="string">
            <text:p>Как часто?</text:p>
          </table:table-cell>
          <table:table-cell table:style-name="ce1" office:value-type="string">
            <text:p>Укажите количество порций алкоголя</text:p>
          </table:table-cell>
          <table:table-cell table:style-name="ce1" office:value-type="string">
            <text:p>мл этанола в неделю</text:p>
          </table:table-cell>
          <table:table-cell table:style-name="ce1" office:value-type="string">
            <text:p>Как вы обычно питаетесь в течение дня?</text:p>
          </table:table-cell>
          <table:table-cell table:style-name="ce1" office:value-type="string">
            <text:p>У Вас однообразная работа?</text:p>
          </table:table-cell>
          <table:table-cell table:style-name="ce1" office:value-type="string">
            <text:p>Работаете ли Вы по ночам?</text:p>
          </table:table-cell>
          <table:table-cell table:style-name="ce1" office:value-type="string">
            <text:p>Чувствуете ли Вы перегрузку от вынужденного поддержания контактов с коллегами?</text:p>
          </table:table-cell>
          <table:table-cell table:style-name="ce1" office:value-type="string">
            <text:p>Приходится ли Вам работать в спешке?</text:p>
          </table:table-cell>
          <table:table-cell table:style-name="ce1" office:value-type="string">
            <text:p>Предъявляет ли к Вам руководство слишком высокие требования и цели?</text:p>
          </table:table-cell>
          <table:table-cell table:style-name="ce1" office:value-type="string">
            <text:p>Есть ли у вас возможность карьерного роста?</text:p>
          </table:table-cell>
          <table:table-cell table:style-name="ce1" office:value-type="string">
            <text:p>Благоприятная ли у Вас рабочая атмосфера? (отсутствие конфликтов, психологического прессинга)</text:p>
          </table:table-cell>
          <table:table-cell table:style-name="ce1" office:value-type="string">
            <text:p>Чувствуете ли вы неуверенность в трудовых отношениях?</text:p>
          </table:table-cell>
          <table:table-cell table:style-name="ce1" office:value-type="string">
            <text:p>Удобное ли у Вас рабочее место?</text:p>
          </table:table-cell>
          <table:table-cell table:style-name="ce1" office:value-type="string">
            <text:p>Есть ли у Вас комната отдыха?</text:p>
          </table:table-cell>
          <table:table-cell table:style-name="ce1" office:value-type="string">
            <text:p>Результат "ИМТ"</text:p>
          </table:table-cell>
          <table:table-cell table:style-name="ce1" office:value-type="string">
            <text:p>Результат "Работа"</text:p>
          </table:table-cell>
          <table:table-cell table:style-name="ce1" office:value-type="string">
            <text:p>Результат "стресс/Прохоров"</text:p>
          </table:table-cell>
          <table:table-cell table:style-name="ce1" office:value-type="string">
            <text:p>Результат "HADS"</text:p>
          </table:table-cell>
          <table:table-cell table:style-name="ce1" office:value-type="string">
            <text:p>Результат "AMS"</text:p>
          </table:table-cell>
          <table:table-cell table:style-name="ce1" office:value-type="string">
            <text:p>Результат "МИЭФ-5"</text:p>
          </table:table-cell>
          <table:table-cell table:style-name="ce1" office:value-type="string">
            <text:p>риск репродуктивному здоровью</text:p>
          </table:table-cell>
          <table:table-cell table:style-name="ce12"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95">
            <text:p>25,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2">
            <text:p>22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174">
            <text:p>1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3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.76">
            <text:p>25,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0">
            <text:p>120</text:p>
          </table:table-cell>
          <table:table-cell office:value-type="float" office:value="193">
            <text:p>193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formula="of:=[.O4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.22">
            <text:p>32,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5">
            <text:p>5,5</text:p>
          </table:table-cell>
          <table:table-cell table:formula="of:=[.O5]*13" office:value-type="float" office:value="71.5">
            <text:p>71,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7.78">
            <text:p>27,7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6]*13"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98">
            <text:p>22,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7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73">
            <text:p>28,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O8]*13"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41">
            <text:p>28,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.87">
            <text:p>32,8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76">
            <text:p>25,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11]*13"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.83">
            <text:p>43,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float" office:value="197">
            <text:p>197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O12]*13"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25">
            <text:p>25,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O13]*13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4.38">
            <text:p>24,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14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81">
            <text:p>24,8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8" office:value-type="float" office:value="35">
            <text:p>35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15]*13"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6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77">
            <text:p>24,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8" office:value-type="float" office:value="27">
            <text:p>27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17]*13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71">
            <text:p>24,71</text:p>
          </table:table-cell>
          <table:table-cell table:number-columns-repeated="3" office:value-type="float" office:value="3">
            <text:p>3</text:p>
          </table:table-cell>
          <table:table-cell table:style-name="ce18" office:value-type="float" office:value="32">
            <text:p>32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18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5.47">
            <text:p>25,4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20" office:value-type="float" office:value="71">
            <text:p>71</text:p>
          </table:table-cell>
          <table:table-cell table:style-name="ce19" office:value-type="float" office:value="22">
            <text:p>22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188">
            <text:p>18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19]*13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73">
            <text:p>27,7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.2">
            <text:p>33,2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8" office:value-type="float" office:value="27">
            <text:p>27</text:p>
          </table:table-cell>
          <table:table-cell table:style-name="ce22" office:value-type="float" office:value="20">
            <text:p>20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8">
            <text:p>88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O21]*13*2" office:value-type="float" office:value="390">
            <text:p>39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.45">
            <text:p>30,4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0" office:value-type="float" office:value="74">
            <text:p>74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O22]*13"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7.17">
            <text:p>27,17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8" office:value-type="float" office:value="31">
            <text:p>31</text:p>
          </table:table-cell>
          <table:table-cell table:style-name="ce22" office:value-type="float" office:value="12">
            <text:p>12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23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4.42">
            <text:p>24,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24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44">
            <text:p>31,44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21" office:value-type="float" office:value="49">
            <text:p>49</text:p>
          </table:table-cell>
          <table:table-cell table:style-name="ce19" office:value-type="float" office:value="22">
            <text:p>22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32">
            <text:p>26,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26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14">
            <text:p>31,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20" office:value-type="float" office:value="57">
            <text:p>57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27]*13"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4.02">
            <text:p>24,02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20" office:value-type="float" office:value="79">
            <text:p>79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28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59">
            <text:p>26,5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19" office:value-type="float" office:value="24">
            <text:p>2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formula="of:=[.O29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39">
            <text:p>29,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formula="of:=[.O30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1.13">
            <text:p>21,1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31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35">
            <text:p>25,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21" office:value-type="float" office:value="43">
            <text:p>43</text:p>
          </table:table-cell>
          <table:table-cell table:style-name="ce19" office:value-type="float" office:value="25">
            <text:p>2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3.55">
            <text:p>23,5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33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1.04">
            <text:p>21,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21" office:value-type="float" office:value="37">
            <text:p>37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5">
            <text:p>10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34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6.3">
            <text:p>36,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9" office:value-type="float" office:value="22">
            <text:p>22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35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.05">
            <text:p>29,05</text:p>
          </table:table-cell>
          <table:table-cell table:number-columns-repeated="3" office:value-type="float" office:value="4">
            <text:p>4</text:p>
          </table:table-cell>
          <table:table-cell table:style-name="ce18" office:value-type="float" office:value="28">
            <text:p>28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1.78">
            <text:p>21,7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5">
            <text:p>145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O37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.77">
            <text:p>43,7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21" office:value-type="float" office:value="46">
            <text:p>46</text:p>
          </table:table-cell>
          <table:table-cell table:style-name="ce22" office:value-type="float" office:value="18">
            <text:p>18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17">
            <text:p>26,17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20" office:value-type="float" office:value="53">
            <text:p>53</text:p>
          </table:table-cell>
          <table:table-cell table:style-name="ce19" office:value-type="float" office:value="22">
            <text:p>22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171">
            <text:p>171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39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.62">
            <text:p>37,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8" office:value-type="float" office:value="28">
            <text:p>28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40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2.28">
            <text:p>22,28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style-name="ce22" office:value-type="float" office:value="19">
            <text:p>19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41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22">
            <text:p>24,22</text:p>
          </table:table-cell>
          <table:table-cell table:number-columns-repeated="3"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48">
            <text:p>31,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22" office:value-type="float" office:value="20">
            <text:p>20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O43]*13"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0.67">
            <text:p>30,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0">
            <text:p>80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682.5">
            <text:p>682,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8.69">
            <text:p>28,6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20" office:value-type="float" office:value="53">
            <text:p>53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.53">
            <text:p>23,5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22" office:value-type="float" office:value="19">
            <text:p>19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O46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14">
            <text:p>23,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188">
            <text:p>18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47]*13"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71">
            <text:p>29,7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8" office:value-type="float" office:value="30">
            <text:p>30</text:p>
          </table:table-cell>
          <table:table-cell table:style-name="ce19" office:value-type="float" office:value="23">
            <text:p>23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.61">
            <text:p>32,6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21" office:value-type="float" office:value="44">
            <text:p>44</text:p>
          </table:table-cell>
          <table:table-cell table:style-name="ce22" office:value-type="float" office:value="14">
            <text:p>1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49]*13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.02">
            <text:p>20,02</text:p>
          </table:table-cell>
          <table:table-cell table:number-columns-repeated="3"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formula="of:=[.O50]*13" office:value-type="float" office:value="58.5">
            <text:p>58,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24">
            <text:p>23,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51]*13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11">
            <text:p>25,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8" office:value-type="float" office:value="29">
            <text:p>29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.95">
            <text:p>33,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0">
            <text:p>130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53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.4">
            <text:p>38,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float" office:value="185">
            <text:p>1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formula="of:=[.O54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.68">
            <text:p>30,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186">
            <text:p>18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O55]*13" office:value-type="float" office:value="104">
            <text:p>10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.8">
            <text:p>31,8</text:p>
          </table:table-cell>
          <table:table-cell table:number-columns-repeated="3" office:value-type="float" office:value="2">
            <text:p>2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3">
            <text:p>23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56]*13"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3.85">
            <text:p>23,85</text:p>
          </table:table-cell>
          <table:table-cell table:number-columns-repeated="3" office:value-type="float" office:value="3">
            <text:p>3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5">
            <text:p>95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58]*13"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.86">
            <text:p>30,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23">
            <text:p>23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.89">
            <text:p>29,89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5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.22">
            <text:p>24,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8" office:value-type="float" office:value="30">
            <text:p>30</text:p>
          </table:table-cell>
          <table:table-cell table:style-name="ce22" office:value-type="float" office:value="19">
            <text:p>19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61]*13"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8">
            <text:p>8</text:p>
          </table:table-cell>
          <table:table-cell table:style-name="ce20" office:value-type="float" office:value="61">
            <text:p>61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formula="of:=[.O62]*13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4">
            <text:p>29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18" office:value-type="float" office:value="35">
            <text:p>35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37">
            <text:p>26,3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64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79">
            <text:p>31,79</text:p>
          </table:table-cell>
          <table:table-cell table:number-columns-repeated="3" office:value-type="float" office:value="3">
            <text:p>3</text:p>
          </table:table-cell>
          <table:table-cell table:style-name="ce18" office:value-type="float" office:value="30">
            <text:p>30</text:p>
          </table:table-cell>
          <table:table-cell table:style-name="ce19" office:value-type="float" office:value="22">
            <text:p>22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4">
            <text:p>94</text:p>
          </table:table-cell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O65]*13" office:value-type="float" office:value="130">
            <text:p>13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9.67">
            <text:p>29,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.7">
            <text:p>10,7</text:p>
          </table:table-cell>
          <table:table-cell table:formula="of:=[.O66]*13" office:value-type="float" office:value="139.1">
            <text:p>139,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06">
            <text:p>28,0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1" office:value-type="float" office:value="37">
            <text:p>37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[.O67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7.76">
            <text:p>27,7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.5">
            <text:p>4,5</text:p>
          </table:table-cell>
          <table:table-cell table:formula="of:=[.O68]*13" office:value-type="float" office:value="58.5">
            <text:p>58,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94">
            <text:p>23,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table:formula="of:=[.O69]*13" office:value-type="float" office:value="58.5">
            <text:p>58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.83">
            <text:p>35,8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1" office:value-type="float" office:value="38">
            <text:p>38</text:p>
          </table:table-cell>
          <table:table-cell table:style-name="ce22" office:value-type="float" office:value="20">
            <text:p>20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70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71">
            <text:p>25,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71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O72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4.81">
            <text:p>24,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3">
            <text:p>23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formula="of:=[.O73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4.16">
            <text:p>24,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74]*13"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31">
            <text:p>25,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190">
            <text:p>19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O75]*13"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09">
            <text:p>29,0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style-name="ce20" office:value-type="float" office:value="60">
            <text:p>60</text:p>
          </table:table-cell>
          <table:table-cell table:style-name="ce22" office:value-type="float" office:value="19">
            <text:p>19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O76]*13" office:value-type="float" office:value="130">
            <text:p>13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9.54">
            <text:p>29,5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O77]*13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22">
            <text:p>24,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78]*13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.55">
            <text:p>37,55</text:p>
          </table:table-cell>
          <table:table-cell table:number-columns-repeated="3" office:value-type="float" office:value="6">
            <text:p>6</text:p>
          </table:table-cell>
          <table:table-cell table:style-name="ce20" office:value-type="float" office:value="53">
            <text:p>53</text:p>
          </table:table-cell>
          <table:table-cell table:style-name="ce19" office:value-type="float" office:value="24">
            <text:p>2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O79]*13" office:value-type="float" office:value="104">
            <text:p>10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13">
            <text:p>27,1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80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74">
            <text:p>25,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81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38">
            <text:p>29,3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82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83">
            <text:p>26,8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83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5">
            <text:p>21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84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4.69">
            <text:p>24,69</text:p>
          </table:table-cell>
          <table:table-cell table:number-columns-repeated="3"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85]*13"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.92">
            <text:p>36,9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20" office:value-type="float" office:value="57">
            <text:p>57</text:p>
          </table:table-cell>
          <table:table-cell table:style-name="ce19" office:value-type="float" office:value="24">
            <text:p>2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86]*13"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08">
            <text:p>28,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87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66">
            <text:p>25,6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1" office:value-type="float" office:value="45">
            <text:p>45</text:p>
          </table:table-cell>
          <table:table-cell table:style-name="ce22" office:value-type="float" office:value="16">
            <text:p>16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5">
            <text:p>115</text:p>
          </table:table-cell>
          <table:table-cell office:value-type="float" office:value="187">
            <text:p>187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.89">
            <text:p>32,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style-name="ce21" office:value-type="float" office:value="46">
            <text:p>46</text:p>
          </table:table-cell>
          <table:table-cell table:style-name="ce19" office:value-type="float" office:value="22">
            <text:p>22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.78">
            <text:p>27,7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8">
            <text:p>25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O91]*13" office:value-type="float" office:value="130">
            <text:p>13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9.54">
            <text:p>29,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O92]*13"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04">
            <text:p>23,0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93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77">
            <text:p>25,7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O94]*13"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86">
            <text:p>22,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95]*13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9.61">
            <text:p>19,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2">
            <text:p>9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96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48">
            <text:p>25,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97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6.12">
            <text:p>26,12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3">
            <text:p>23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98]*13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2.41">
            <text:p>22,4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19" office:value-type="float" office:value="22">
            <text:p>22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99]*13"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2.86">
            <text:p>22,8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100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22">
            <text:p>29,2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23">
            <text:p>23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O101]*13"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6.99">
            <text:p>36,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2">
            <text:p>22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table:formula="of:=[.O102]*13" office:value-type="float" office:value="97.5">
            <text:p>97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73">
            <text:p>28,7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19" office:value-type="float" office:value="25">
            <text:p>2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2">
            <text:p>11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03]*13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.38">
            <text:p>30,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104]*13"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.68">
            <text:p>27,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165">
            <text:p>16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05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18">
            <text:p>27,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O106]*13"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89">
            <text:p>23,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office:value-type="float" office:value="185">
            <text:p>1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07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8.34">
            <text:p>28,3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1" office:value-type="float" office:value="41">
            <text:p>41</text:p>
          </table:table-cell>
          <table:table-cell table:style-name="ce19" office:value-type="float" office:value="25">
            <text:p>2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3">
            <text:p>103</text:p>
          </table:table-cell>
          <table:table-cell office:value-type="float" office:value="187">
            <text:p>187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08]*13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45">
            <text:p>29,4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28">
            <text:p>28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109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.31">
            <text:p>20,3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O110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6.83">
            <text:p>26,8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formula="of:=[.O111]*13"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02">
            <text:p>31,0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3">
            <text:p>23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12]*13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7">
            <text:p>28,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8" office:value-type="float" office:value="30">
            <text:p>30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113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4.3">
            <text:p>24,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8" office:value-type="float" office:value="35">
            <text:p>35</text:p>
          </table:table-cell>
          <table:table-cell table:style-name="ce19" office:value-type="float" office:value="22">
            <text:p>22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7">
            <text:p>107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114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4.94">
            <text:p>34,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8" office:value-type="float" office:value="28">
            <text:p>28</text:p>
          </table:table-cell>
          <table:table-cell table:style-name="ce22" office:value-type="float" office:value="19">
            <text:p>19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8.37">
            <text:p>28,3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8" office:value-type="float" office:value="33">
            <text:p>33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6">
            <text:p>116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O116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.17">
            <text:p>33,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20" office:value-type="float" office:value="57">
            <text:p>57</text:p>
          </table:table-cell>
          <table:table-cell table:style-name="ce22" office:value-type="float" office:value="15">
            <text:p>1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6">
            <text:p>106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6.7">
            <text:p>6,7</text:p>
          </table:table-cell>
          <table:table-cell table:formula="of:=[.O117]*13" office:value-type="float" office:value="87.1">
            <text:p>87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22" office:value-type="float" office:value="20">
            <text:p>20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118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2.65">
            <text:p>22,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3">
            <text:p>23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19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71">
            <text:p>29,7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32">
            <text:p>29,3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style-name="ce21" office:value-type="float" office:value="39">
            <text:p>39</text:p>
          </table:table-cell>
          <table:table-cell table:style-name="ce19" office:value-type="float" office:value="25">
            <text:p>2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.5">
            <text:p>5,5</text:p>
          </table:table-cell>
          <table:table-cell table:formula="of:=[.O121]*13" office:value-type="float" office:value="71.5">
            <text:p>71,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3.29">
            <text:p>23,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7*13*7" office:value-type="float" office:value="637">
            <text:p>637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5.83">
            <text:p>35,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8" office:value-type="float" office:value="36">
            <text:p>36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 office:value-type="float" office:value="179">
            <text:p>17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03">
            <text:p>29,0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">
            <text:p>3,7</text:p>
          </table:table-cell>
          <table:table-cell table:formula="of:=[.O124]*13" office:value-type="float" office:value="48.1">
            <text:p>48,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61">
            <text:p>25,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O125]*13"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.68">
            <text:p>30,68</text:p>
          </table:table-cell>
          <table:table-cell table:number-columns-repeated="3" office:value-type="float" office:value="4">
            <text:p>4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5">
            <text:p>105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31.01">
            <text:p>31,0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20" office:value-type="float" office:value="54">
            <text:p>54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*13*7"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17">
            <text:p>27,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O128]*13"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.3">
            <text:p>32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129]*13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85">
            <text:p>21,8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30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.67">
            <text:p>35,6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131]*13"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.25">
            <text:p>25,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.5">
            <text:p>12,5</text:p>
          </table:table-cell>
          <table:table-cell table:formula="of:=[.O132]*13" office:value-type="float" office:value="162.5">
            <text:p>162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44">
            <text:p>27,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6.15">
            <text:p>26,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34]*13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0.86">
            <text:p>30,8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O135]*13"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78">
            <text:p>27,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177">
            <text:p>17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73">
            <text:p>28,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21" office:value-type="float" office:value="43">
            <text:p>43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37]*13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1.35">
            <text:p>31,3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5">
            <text:p>12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O138]*13"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7.74">
            <text:p>37,7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39]*13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73">
            <text:p>28,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7">
            <text:p>87</text:p>
          </table:table-cell>
          <table:table-cell office:value-type="float" office:value="187">
            <text:p>18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O140]*13" office:value-type="float" office:value="78">
            <text:p>78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4.88">
            <text:p>24,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8" office:value-type="float" office:value="29">
            <text:p>29</text:p>
          </table:table-cell>
          <table:table-cell table:style-name="ce22" office:value-type="float" office:value="14">
            <text:p>1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141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16">
            <text:p>24,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88">
            <text:p>26,8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22" office:value-type="float" office:value="20">
            <text:p>20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1.43">
            <text:p>21,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8" office:value-type="float" office:value="35">
            <text:p>35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144]*13"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86">
            <text:p>22,8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45]*13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4.54">
            <text:p>24,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146]*13"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.35">
            <text:p>25,3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1" office:value-type="float" office:value="37">
            <text:p>37</text:p>
          </table:table-cell>
          <table:table-cell table:style-name="ce19" office:value-type="float" office:value="24">
            <text:p>2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147]*13" office:value-type="float" office:value="52">
            <text:p>52</text:p>
          </table:table-cell>
          <table:table-cell table:number-columns-repeated="11" office:value-type="float" office:value="1">
            <text:p>1</text:p>
          </table:table-cell>
          <table:table-cell office:value-type="float" office:value="24.38">
            <text:p>24,3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21" office:value-type="float" office:value="46">
            <text:p>46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48]*13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86">
            <text:p>24,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1" office:value-type="float" office:value="39">
            <text:p>39</text:p>
          </table:table-cell>
          <table:table-cell table:style-name="ce19" office:value-type="float" office:value="24">
            <text:p>2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O149]*13" office:value-type="float" office:value="312">
            <text:p>31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87">
            <text:p>26,8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1" office:value-type="float" office:value="37">
            <text:p>37</text:p>
          </table:table-cell>
          <table:table-cell table:style-name="ce22" office:value-type="float" office:value="16">
            <text:p>16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O150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2">
            <text:p>26,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1" office:value-type="float" office:value="49">
            <text:p>49</text:p>
          </table:table-cell>
          <table:table-cell table:style-name="ce22" office:value-type="float" office:value="10">
            <text:p>10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151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62">
            <text:p>24,6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1" office:value-type="float" office:value="42">
            <text:p>42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52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39">
            <text:p>23,3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8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formula="of:=[.O153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5">
            <text:p>25,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54]*13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.86">
            <text:p>22,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21" office:value-type="float" office:value="38">
            <text:p>38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55]*13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92">
            <text:p>22,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22" office:value-type="float" office:value="14">
            <text:p>1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56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4.8">
            <text:p>24,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20" office:value-type="float" office:value="59">
            <text:p>59</text:p>
          </table:table-cell>
          <table:table-cell table:style-name="ce22" office:value-type="float" office:value="18">
            <text:p>18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table:formula="of:=[.O157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7.44">
            <text:p>27,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formula="of:=[.O158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49">
            <text:p>22,4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21" office:value-type="float" office:value="42">
            <text:p>42</text:p>
          </table:table-cell>
          <table:table-cell table:style-name="ce22" office:value-type="float" office:value="4">
            <text:p>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159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8.37">
            <text:p>28,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8" office:value-type="float" office:value="29">
            <text:p>29</text:p>
          </table:table-cell>
          <table:table-cell table:style-name="ce22" office:value-type="float" office:value="15">
            <text:p>1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formula="of:=[.O160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7.68">
            <text:p>27,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161]*13"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56">
            <text:p>25,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8" office:value-type="float" office:value="31">
            <text:p>31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1.14">
            <text:p>21,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21" office:value-type="float" office:value="48">
            <text:p>48</text:p>
          </table:table-cell>
          <table:table-cell table:style-name="ce22" office:value-type="float" office:value="5">
            <text:p>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3*13*7" office:value-type="float" office:value="273">
            <text:p>27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41">
            <text:p>28,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164]*13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6.54">
            <text:p>26,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192">
            <text:p>19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165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4.14">
            <text:p>24,1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166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.43">
            <text:p>58,43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1" office:value-type="float" office:value="37">
            <text:p>37</text:p>
          </table:table-cell>
          <table:table-cell table:style-name="ce19" office:value-type="float" office:value="25">
            <text:p>2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167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7.46">
            <text:p>27,4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168]*13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8.34">
            <text:p>28,34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9">
            <text:p>19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69]*13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.28">
            <text:p>27,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1" office:value-type="float" office:value="37">
            <text:p>37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O170]*13" office:value-type="float" office:value="104">
            <text:p>10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.37">
            <text:p>32,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21" office:value-type="float" office:value="38">
            <text:p>38</text:p>
          </table:table-cell>
          <table:table-cell table:style-name="ce22" office:value-type="float" office:value="12">
            <text:p>12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171]*13"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93">
            <text:p>25,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5">
            <text:p>10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72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7">
            <text:p>31,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21" office:value-type="float" office:value="43">
            <text:p>43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office:value-type="float" office:value="184">
            <text:p>18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173]*13"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6.88">
            <text:p>26,8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8" office:value-type="float" office:value="35">
            <text:p>35</text:p>
          </table:table-cell>
          <table:table-cell table:style-name="ce22" office:value-type="float" office:value="14">
            <text:p>1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174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.94">
            <text:p>18,9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20" office:value-type="float" office:value="50">
            <text:p>50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7">
            <text:p>97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75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28">
            <text:p>29,28</text:p>
          </table:table-cell>
          <table:table-cell table:number-columns-repeated="3"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176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5.95">
            <text:p>25,95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177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.95">
            <text:p>33,9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21" office:value-type="float" office:value="49">
            <text:p>49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O178]*13"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96">
            <text:p>31,9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1.74">
            <text:p>21,7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O180]*13"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41">
            <text:p>28,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8" office:value-type="float" office:value="35">
            <text:p>35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181]*13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47">
            <text:p>26,4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4">
            <text:p>12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O182]*13"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6.23">
            <text:p>36,2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83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6">
            <text:p>22,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8" office:value-type="float" office:value="32">
            <text:p>32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167">
            <text:p>16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1">
            <text:p>25,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20" office:value-type="float" office:value="67">
            <text:p>67</text:p>
          </table:table-cell>
          <table:table-cell table:style-name="ce19" office:value-type="float" office:value="24">
            <text:p>2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O185]*13"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73">
            <text:p>28,7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.86">
            <text:p>30,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1">
            <text:p>91</text:p>
          </table:table-cell>
          <table:table-cell office:value-type="float" office:value="192">
            <text:p>19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187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.69">
            <text:p>24,69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93">
            <text:p>25,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O189]*13" office:value-type="float" office:value="104">
            <text:p>10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78">
            <text:p>27,7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1" office:value-type="float" office:value="38">
            <text:p>38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4">
            <text:p>114</text:p>
          </table:table-cell>
          <table:table-cell office:value-type="float" office:value="197">
            <text:p>19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190]*13"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37">
            <text:p>29,3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191]*13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68">
            <text:p>27,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O192]*13" office:value-type="float" office:value="130">
            <text:p>13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7.12">
            <text:p>27,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4">
            <text:p>104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193]*13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.72">
            <text:p>30,72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0" office:value-type="float" office:value="58">
            <text:p>58</text:p>
          </table:table-cell>
          <table:table-cell table:style-name="ce22" office:value-type="float" office:value="16">
            <text:p>16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190">
            <text:p>19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94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8.25">
            <text:p>28,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8" office:value-type="float" office:value="30">
            <text:p>30</text:p>
          </table:table-cell>
          <table:table-cell table:style-name="ce19" office:value-type="float" office:value="22">
            <text:p>22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195]*13"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.22">
            <text:p>21,2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style-name="ce21" office:value-type="float" office:value="40">
            <text:p>40</text:p>
          </table:table-cell>
          <table:table-cell table:style-name="ce19" office:value-type="float" office:value="24">
            <text:p>2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196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.26">
            <text:p>25,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[.O197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77">
            <text:p>27,77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style-name="ce21" office:value-type="float" office:value="38">
            <text:p>38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198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9.7">
            <text:p>29,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1" office:value-type="float" office:value="45">
            <text:p>45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3">
            <text:p>26,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21" office:value-type="float" office:value="49">
            <text:p>49</text:p>
          </table:table-cell>
          <table:table-cell table:style-name="ce19" office:value-type="float" office:value="24">
            <text:p>2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200]*13"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0.56">
            <text:p>30,5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O201]*13"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26">
            <text:p>26,2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21" office:value-type="float" office:value="42">
            <text:p>42</text:p>
          </table:table-cell>
          <table:table-cell table:style-name="ce19" office:value-type="float" office:value="25">
            <text:p>2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202]*13"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.08">
            <text:p>28,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4">
            <text:p>114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13">
            <text:p>13</text:p>
          </table:table-cell>
          <table:table-cell table:formula="of:=[.O203]*13" office:value-type="float" office:value="169">
            <text:p>16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25">
            <text:p>32,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204]*13"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01">
            <text:p>26,0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205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4.49">
            <text:p>24,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1.78">
            <text:p>21,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8" office:value-type="float" office:value="30">
            <text:p>30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85">
            <text:p>26,8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20" office:value-type="float" office:value="58">
            <text:p>58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O208]*13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76">
            <text:p>29,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209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3.63">
            <text:p>23,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210]*13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.72">
            <text:p>30,7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formula="of:=[.O211]*13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0.2">
            <text:p>20,2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212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1.38">
            <text:p>31,3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9">
            <text:p>19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213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36">
            <text:p>27,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214]*13"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44">
            <text:p>27,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215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93">
            <text:p>24,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.37">
            <text:p>26,3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2">
            <text:p>22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O217]*13" office:value-type="float" office:value="78">
            <text:p>78</text:p>
          </table:table-cell>
          <table:table-cell table:number-columns-repeated="11" office:value-type="float" office:value="1">
            <text:p>1</text:p>
          </table:table-cell>
          <table:table-cell office:value-type="float" office:value="29.26">
            <text:p>29,2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8" office:value-type="float" office:value="35">
            <text:p>35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5.25">
            <text:p>25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21" office:value-type="float" office:value="38">
            <text:p>38</text:p>
          </table:table-cell>
          <table:table-cell table:style-name="ce19" office:value-type="float" office:value="25">
            <text:p>2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O219]*13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45">
            <text:p>26,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220]*13"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4.16">
            <text:p>24,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221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58">
            <text:p>26,5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12">
            <text:p>23,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169">
            <text:p>169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.71">
            <text:p>21,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1" office:value-type="float" office:value="45">
            <text:p>45</text:p>
          </table:table-cell>
          <table:table-cell table:style-name="ce19" office:value-type="float" office:value="25">
            <text:p>2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O224]*13"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4.11">
            <text:p>24,1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177">
            <text:p>17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5.54">
            <text:p>25,5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19" office:value-type="float" office:value="22">
            <text:p>22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formula="of:=[.O226]*13" office:value-type="float" office:value="58.5">
            <text:p>58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72">
            <text:p>27,7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1" office:value-type="float" office:value="39">
            <text:p>39</text:p>
          </table:table-cell>
          <table:table-cell table:style-name="ce22" office:value-type="float" office:value="20">
            <text:p>20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formula="of:=[.O227]*13" office:value-type="float" office:value="32.5">
            <text:p>32,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65">
            <text:p>31,6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8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O228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3.76">
            <text:p>53,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1" office:value-type="float" office:value="47">
            <text:p>47</text:p>
          </table:table-cell>
          <table:table-cell table:style-name="ce22" office:value-type="float" office:value="13">
            <text:p>1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31">
            <text:p>25,3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230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.25">
            <text:p>23,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19" office:value-type="float" office:value="24">
            <text:p>2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5" office:value-type="float" office:value="10">
            <text:p>10</text:p>
          </table:table-cell>
          <table:table-cell table:formula="of:=[.O231]*13"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7.78">
            <text:p>27,7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style-name="ce19" office:value-type="float" office:value="22">
            <text:p>22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1">
            <text:p>91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.41">
            <text:p>30,4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O233]*13"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49">
            <text:p>24,4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8" office:value-type="float" office:value="30">
            <text:p>30</text:p>
          </table:table-cell>
          <table:table-cell table:style-name="ce19" office:value-type="float" office:value="22">
            <text:p>22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O234]*13"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25">
            <text:p>25,2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235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56">
            <text:p>26,5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1" office:value-type="float" office:value="49">
            <text:p>49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O236]*13"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.03">
            <text:p>33,0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1" office:value-type="float" office:value="42">
            <text:p>42</text:p>
          </table:table-cell>
          <table:table-cell table:style-name="ce19" office:value-type="float" office:value="24">
            <text:p>2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237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.07">
            <text:p>30,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8" office:value-type="float" office:value="30">
            <text:p>30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8">
            <text:p>98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.93">
            <text:p>30,9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22">
            <text:p>22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2">
            <text:p>10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O239]*13"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.31">
            <text:p>33,3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41">
            <text:p>29,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83">
            <text:p>25,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formula="of:=[.O242]*13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3.24">
            <text:p>23,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243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.86">
            <text:p>21,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1" office:value-type="float" office:value="37">
            <text:p>37</text:p>
          </table:table-cell>
          <table:table-cell table:style-name="ce22" office:value-type="float" office:value="19">
            <text:p>19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  <table:table-cell office:value-type="float" office:value="186">
            <text:p>18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244]*13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33">
            <text:p>28,3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O245]*13"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51">
            <text:p>26,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O246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17">
            <text:p>27,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.04">
            <text:p>32,04</text:p>
          </table:table-cell>
          <table:table-cell table:number-columns-repeated="3" office:value-type="float" office:value="5">
            <text:p>5</text:p>
          </table:table-cell>
          <table:table-cell table:style-name="ce18" office:value-type="float" office:value="33">
            <text:p>33</text:p>
          </table:table-cell>
          <table:table-cell table:style-name="ce22" office:value-type="float" office:value="15">
            <text:p>1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6.23">
            <text:p>26,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19" office:value-type="float" office:value="23">
            <text:p>23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6">
            <text:p>21,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250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7.45">
            <text:p>37,4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[.O251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5.46">
            <text:p>25,4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21" office:value-type="float" office:value="49">
            <text:p>49</text:p>
          </table:table-cell>
          <table:table-cell table:style-name="ce19" office:value-type="float" office:value="22">
            <text:p>22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O252]*13"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.77">
            <text:p>27,7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style-name="ce21" office:value-type="float" office:value="39">
            <text:p>39</text:p>
          </table:table-cell>
          <table:table-cell table:style-name="ce19" office:value-type="float" office:value="23">
            <text:p>2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.5">
            <text:p>12,5</text:p>
          </table:table-cell>
          <table:table-cell table:formula="of:=[.O253]*13" office:value-type="float" office:value="162.5">
            <text:p>162,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.68">
            <text:p>30,68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1" office:value-type="float" office:value="43">
            <text:p>43</text:p>
          </table:table-cell>
          <table:table-cell table:style-name="ce22" office:value-type="float" office:value="18">
            <text:p>18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formula="of:=[.O254]*13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.41">
            <text:p>29,4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22" office:value-type="float" office:value="19">
            <text:p>19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O255]*13"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09">
            <text:p>26,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6">
            <text:p>106</text:p>
          </table:table-cell>
          <table:table-cell office:value-type="float" office:value="186">
            <text:p>186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.64">
            <text:p>30,6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20" office:value-type="float" office:value="85">
            <text:p>85</text:p>
          </table:table-cell>
          <table:table-cell table:style-name="ce19" office:value-type="float" office:value="22">
            <text:p>22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257]*13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.65">
            <text:p>32,6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5">
            <text:p>25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258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2.22">
            <text:p>22,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formula="of:=[.O259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3">
            <text:p>21,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8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260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99">
            <text:p>27,9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21" office:value-type="float" office:value="41">
            <text:p>41</text:p>
          </table:table-cell>
          <table:table-cell table:style-name="ce19" office:value-type="float" office:value="22">
            <text:p>22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183">
            <text:p>183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261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1">
            <text:p>22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style-name="ce19" office:value-type="float" office:value="24">
            <text:p>24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262]*13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41">
            <text:p>29,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O263]*13"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3.51">
            <text:p>33,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264]*13"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36">
            <text:p>27,3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style-name="ce20" office:value-type="float" office:value="58">
            <text:p>58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265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.88">
            <text:p>25,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21" office:value-type="float" office:value="47">
            <text:p>47</text:p>
          </table:table-cell>
          <table:table-cell table:style-name="ce19" office:value-type="float" office:value="24">
            <text:p>24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O266]*13"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44">
            <text:p>27,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267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6.54">
            <text:p>26,5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8" office:value-type="float" office:value="35">
            <text:p>35</text:p>
          </table:table-cell>
          <table:table-cell table:style-name="ce19" office:value-type="float" office:value="22">
            <text:p>22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268]*13"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12">
            <text:p>27,12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19" office:value-type="float" office:value="25">
            <text:p>25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269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2.84">
            <text:p>22,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4">
            <text:p>24</text:p>
          </table:table-cell>
          <table:table-cell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table:formula="of:=[.O270]*13" office:value-type="float" office:value="97.5">
            <text:p>97,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31">
            <text:p>25,3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8" office:value-type="float" office:value="33">
            <text:p>33</text:p>
          </table:table-cell>
          <table:table-cell table:style-name="ce22" office:value-type="float" office:value="21">
            <text:p>21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271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3">
            <text:p>23,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22" office:value-type="float" office:value="17">
            <text:p>17</text:p>
          </table:table-cell>
          <table:table-cell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table:style-name="ce14" office:value-type="float" office:value="48">
            <text:p>48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80">
            <text:p>18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number-columns-repeated="10" table:style-name="ce14" office:value-type="float" office:value="0">
            <text:p>0</text:p>
          </table:table-cell>
          <table:table-cell table:style-name="ce14" office:value-type="float" office:value="24.69">
            <text:p>24,69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style-name="ce23"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273]*13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46">
            <text:p>27,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formula="of:=[.O274]*13" office:value-type="float" office:value="58.5">
            <text:p>58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4">
            <text:p>22,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O275]*13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.31">
            <text:p>20,31</text:p>
          </table:table-cell>
          <table:table-cell table:number-columns-repeated="3" office:value-type="float" office:value="4">
            <text:p>4</text:p>
          </table:table-cell>
          <table:table-cell table:style-name="ce21" office:value-type="float" office:value="46">
            <text:p>46</text:p>
          </table:table-cell>
          <table:table-cell table:style-name="ce22" office:value-type="float" office:value="17">
            <text:p>17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.06">
            <text:p>25,06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style-name="ce20" office:value-type="float" office:value="54">
            <text:p>54</text:p>
          </table:table-cell>
          <table:table-cell table:style-name="ce22" office:value-type="float" office:value="21">
            <text:p>21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O277]*13" office:value-type="float" office:value="78">
            <text:p>7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81">
            <text:p>24,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4.88">
            <text:p>24,8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style-name="ce19" office:value-type="float" office:value="22">
            <text:p>22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formula="of:=[.O279]*13"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.14">
            <text:p>31,14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style-name="ce21" office:value-type="float" office:value="46">
            <text:p>46</text:p>
          </table:table-cell>
          <table:table-cell table:style-name="ce22" office:value-type="float" office:value="18">
            <text:p>18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178">
            <text:p>178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280]*13" office:value-type="float" office:value="26">
            <text:p>26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.93">
            <text:p>30,9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3">
            <text:p>103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.14">
            <text:p>29,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282]*13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7.36">
            <text:p>27,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283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89">
            <text:p>23,8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171">
            <text:p>171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284]*13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.26">
            <text:p>23,2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5">
            <text:p>105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formula="of:=[.O285]*13" office:value-type="float" office:value="58.5">
            <text:p>58,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0.03">
            <text:p>30,03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O286]*13"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46">
            <text:p>23,4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8" office:value-type="float" office:value="36">
            <text:p>36</text:p>
          </table:table-cell>
          <table:table-cell table:style-name="ce22" office:value-type="float" office:value="19">
            <text:p>19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287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06">
            <text:p>21,0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O288]*13" office:value-type="float" office:value="104">
            <text:p>10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62">
            <text:p>25,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289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01">
            <text:p>25,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table:style-name="ce22" office:value-type="float" office:value="20">
            <text:p>20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O290]*13"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.79">
            <text:p>30,7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20" office:value-type="float" office:value="54">
            <text:p>54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26.23">
            <text:p>26,23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style-name="ce18" office:value-type="float" office:value="28">
            <text:p>28</text:p>
          </table:table-cell>
          <table:table-cell table:style-name="ce22" office:value-type="float" office:value="21">
            <text:p>21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O292]*13"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4.38">
            <text:p>24,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8" office:value-type="float" office:value="29">
            <text:p>29</text:p>
          </table:table-cell>
          <table:table-cell table:style-name="ce22" office:value-type="float" office:value="12">
            <text:p>12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O293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47">
            <text:p>22,4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formula="of:=[.O294]*13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6.12">
            <text:p>26,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2">
            <text:p>102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4.48">
            <text:p>34,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O296]*13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68">
            <text:p>27,68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21" office:value-type="float" office:value="41">
            <text:p>41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183">
            <text:p>183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297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29">
            <text:p>23,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298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.59">
            <text:p>42,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8" office:value-type="float" office:value="36">
            <text:p>36</text:p>
          </table:table-cell>
          <table:table-cell table:style-name="ce19" office:value-type="float" office:value="22">
            <text:p>22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299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2.1">
            <text:p>22,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formula="of:=[.O300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8.09">
            <text:p>28,0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0" office:value-type="float" office:value="51">
            <text:p>51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O301]*13"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91">
            <text:p>24,9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O302]*13" office:value-type="float" office:value="156">
            <text:p>15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3">
            <text:p>28,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O303]*13"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.45">
            <text:p>26,4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20" office:value-type="float" office:value="51">
            <text:p>51</text:p>
          </table:table-cell>
          <table:table-cell table:style-name="ce22" office:value-type="float" office:value="17">
            <text:p>17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6">
            <text:p>86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08">
            <text:p>28,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305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5.54">
            <text:p>25,54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O306]*13"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.72">
            <text:p>32,7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O307]*13"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86">
            <text:p>24,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O308]*13"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6.86">
            <text:p>26,8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.5">
            <text:p>4,5</text:p>
          </table:table-cell>
          <table:table-cell table:formula="of:=[.O309]*13" office:value-type="float" office:value="58.5">
            <text:p>58,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31">
            <text:p>26,3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ce18" office:value-type="float" office:value="31">
            <text:p>31</text:p>
          </table:table-cell>
          <table:table-cell table:style-name="ce22" office:value-type="float" office:value="18">
            <text:p>18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O310]*13"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2.53">
            <text:p>32,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16">
            <text:p>116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311]*13" office:value-type="float" office:value="39">
            <text:p>39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.21">
            <text:p>39,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8" office:value-type="float" office:value="27">
            <text:p>27</text:p>
          </table:table-cell>
          <table:table-cell table:style-name="ce22" office:value-type="float" office:value="18">
            <text:p>18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3.32">
            <text:p>23,3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4">
            <text:p>94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.77">
            <text:p>31,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314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.55">
            <text:p>37,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8" office:value-type="float" office:value="36">
            <text:p>36</text:p>
          </table:table-cell>
          <table:table-cell table:style-name="ce22" office:value-type="float" office:value="17">
            <text:p>17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.5">
            <text:p>4,5</text:p>
          </table:table-cell>
          <table:table-cell table:formula="of:=[.O315]*13" office:value-type="float" office:value="58.5">
            <text:p>58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.81">
            <text:p>24,8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71">
            <text:p>31,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1" office:value-type="float" office:value="45">
            <text:p>45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0.56">
            <text:p>30,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318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7.78">
            <text:p>27,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8" office:value-type="float" office:value="32">
            <text:p>32</text:p>
          </table:table-cell>
          <table:table-cell table:style-name="ce22" office:value-type="float" office:value="20">
            <text:p>20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formula="of:=[.O319]*13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1.14">
            <text:p>21,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0" office:value-type="float" office:value="50">
            <text:p>50</text:p>
          </table:table-cell>
          <table:table-cell table:style-name="ce22" office:value-type="float" office:value="20">
            <text:p>20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320]*13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style-name="ce18" office:value-type="float" office:value="36">
            <text:p>36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64">
            <text:p>22,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formula="of:=[.O322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.38">
            <text:p>24,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21" office:value-type="float" office:value="49">
            <text:p>49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323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.98">
            <text:p>20,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5">
            <text:p>85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324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13">
            <text:p>27,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8" office:value-type="float" office:value="27">
            <text:p>27</text:p>
          </table:table-cell>
          <table:table-cell table:style-name="ce22" office:value-type="float" office:value="20">
            <text:p>20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181">
            <text:p>181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7.78">
            <text:p>27,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326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49">
            <text:p>22,4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O327]*13"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56">
            <text:p>21,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.91">
            <text:p>21,9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O329]*13"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.85">
            <text:p>32,8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7">
            <text:p>107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4.54">
            <text:p>34,5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6">
            <text:p>16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O331]*13" office:value-type="float" office:value="65">
            <text:p>65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9.35">
            <text:p>29,3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2">
            <text:p>22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5">
            <text:p>4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8">
            <text:p>20,98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1" office:value-type="float" office:value="45">
            <text:p>45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5" office:value-type="float" office:value="15">
            <text:p>15</text:p>
          </table:table-cell>
          <table:table-cell office:value-type="float" office:value="390">
            <text:p>39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39">
            <text:p>24,3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8" office:value-type="float" office:value="35">
            <text:p>35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334]*13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82">
            <text:p>24,8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18" office:value-type="float" office:value="30">
            <text:p>30</text:p>
          </table:table-cell>
          <table:table-cell table:style-name="ce22" office:value-type="float" office:value="21">
            <text:p>21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office:value-type="float" office:value="183">
            <text:p>18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73">
            <text:p>27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58">
            <text:p>26,5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style-name="ce20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formula="of:=[.O336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2.31">
            <text:p>22,3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337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97">
            <text:p>21,9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20" office:value-type="float" office:value="59">
            <text:p>59</text:p>
          </table:table-cell>
          <table:table-cell table:style-name="ce22" office:value-type="float" office:value="19">
            <text:p>19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9.98">
            <text:p>29,9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1.39">
            <text:p>21,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formula="of:=[.O340]*13" office:value-type="float" office:value="65">
            <text:p>65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.73">
            <text:p>28,7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20" office:value-type="float" office:value="58">
            <text:p>58</text:p>
          </table:table-cell>
          <table:table-cell table:style-name="ce19" office:value-type="float" office:value="22">
            <text:p>22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1.26">
            <text:p>21,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169">
            <text:p>16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19.96">
            <text:p>19,9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18" office:value-type="float" office:value="31">
            <text:p>31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4.44">
            <text:p>44,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,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4.77">
            <text:p>24,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346]*13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.73">
            <text:p>16,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347]*13"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81">
            <text:p>23,81</text:p>
          </table:table-cell>
          <table:table-cell table:number-columns-repeated="3"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2">
            <text:p>14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formula="of:=[.O348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.49">
            <text:p>41,4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1" office:value-type="float" office:value="43">
            <text:p>43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.44">
            <text:p>27,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179">
            <text:p>17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9">
            <text:p>25,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351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42">
            <text:p>24,4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21">
            <text:p>24,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8" office:value-type="float" office:value="27">
            <text:p>27</text:p>
          </table:table-cell>
          <table:table-cell table:style-name="ce19" office:value-type="float" office:value="22">
            <text:p>22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06">
            <text:p>28,0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table:formula="of:=[.O354]*13" office:value-type="float" office:value="19.5">
            <text:p>19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03">
            <text:p>24,0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25.31">
            <text:p>25,3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1" office:value-type="float" office:value="39">
            <text:p>39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356]*13"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1.98">
            <text:p>21,9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357]*13" office:value-type="float" office:value="39">
            <text:p>3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.6">
            <text:p>22,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1" office:value-type="float" office:value="41">
            <text:p>41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O358]*13"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.91">
            <text:p>22,9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8" office:value-type="float" office:value="27">
            <text:p>27</text:p>
          </table:table-cell>
          <table:table-cell table:style-name="ce22" office:value-type="float" office:value="20">
            <text:p>20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O359]*13" office:value-type="float" office:value="156">
            <text:p>15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5.9">
            <text:p>25,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360]*13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75">
            <text:p>27,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8" office:value-type="float" office:value="35">
            <text:p>35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361]*13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19.81">
            <text:p>19,8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style-name="ce20" office:value-type="float" office:value="79">
            <text:p>79</text:p>
          </table:table-cell>
          <table:table-cell table:style-name="ce22" office:value-type="float" office:value="21">
            <text:p>21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74">
            <text:p>19,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21" office:value-type="float" office:value="47">
            <text:p>47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363]*13"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33.44">
            <text:p>33,4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ce20" office:value-type="float" office:value="51">
            <text:p>51</text:p>
          </table:table-cell>
          <table:table-cell table:style-name="ce22" office:value-type="float" office:value="15">
            <text:p>15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174">
            <text:p>17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364]*13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1.14">
            <text:p>21,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0" office:value-type="float" office:value="58">
            <text:p>58</text:p>
          </table:table-cell>
          <table:table-cell table:style-name="ce22" office:value-type="float" office:value="18">
            <text:p>18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365]*13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96">
            <text:p>31,9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22" office:value-type="float" office:value="16">
            <text:p>16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366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32">
            <text:p>29,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O367]*13"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.37">
            <text:p>20,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5">
            <text:p>155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368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0.35">
            <text:p>40,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9">
            <text:p>19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O369]*13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9.82">
            <text:p>19,8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1" office:value-type="float" office:value="48">
            <text:p>48</text:p>
          </table:table-cell>
          <table:table-cell table:style-name="ce22" office:value-type="float" office:value="20">
            <text:p>20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O370]*13"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5.83">
            <text:p>25,8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20" office:value-type="float" office:value="55">
            <text:p>55</text:p>
          </table:table-cell>
          <table:table-cell table:style-name="ce22" office:value-type="float" office:value="13">
            <text:p>13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2.87">
            <text:p>32,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372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58">
            <text:p>26,5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8" office:value-type="float" office:value="34">
            <text:p>34</text:p>
          </table:table-cell>
          <table:table-cell table:style-name="ce22" office:value-type="float" office:value="20">
            <text:p>20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373]*13" office:value-type="float" office:value="13">
            <text:p>13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32">
            <text:p>29,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21" office:value-type="float" office:value="46">
            <text:p>46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3.31">
            <text:p>23,3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O375]*13"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6">
            <text:p>21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1" office:value-type="float" office:value="37">
            <text:p>37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376]*13"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56">
            <text:p>31,5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1" office:value-type="float" office:value="43">
            <text:p>43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O377]*13" office:value-type="float" office:value="65">
            <text:p>65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8.38">
            <text:p>18,3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2">
            <text:p>22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2.5">
            <text:p>12,5</text:p>
          </table:table-cell>
          <table:table-cell table:formula="of:=[.O378]*13" office:value-type="float" office:value="162.5">
            <text:p>162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9.86">
            <text:p>29,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379]*13"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1.64">
            <text:p>31,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O380]*13" office:value-type="float" office:value="91">
            <text:p>9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.89">
            <text:p>23,8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8" office:value-type="float" office:value="32">
            <text:p>32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.37">
            <text:p>26,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8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6.12">
            <text:p>26,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174">
            <text:p>17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383]*13"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76">
            <text:p>25,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0">
            <text:p>80</text:p>
          </table:table-cell>
          <table:table-cell office:value-type="float" office:value="176">
            <text:p>176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384]*13"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83">
            <text:p>25,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385]*13"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17">
            <text:p>27,1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5" office:value-type="float" office:value="10">
            <text:p>1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69">
            <text:p>24,6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387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7.46">
            <text:p>27,4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21" office:value-type="float" office:value="41">
            <text:p>41</text:p>
          </table:table-cell>
          <table:table-cell table:style-name="ce22" office:value-type="float" office:value="13">
            <text:p>13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22">
            <text:p>21,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409.5">
            <text:p>409,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.37">
            <text:p>19,3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8" office:value-type="float" office:value="30">
            <text:p>30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390]*13" office:value-type="float" office:value="39">
            <text:p>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.9">
            <text:p>24,9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5.47">
            <text:p>25,4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392]*13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.22">
            <text:p>25,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21" office:value-type="float" office:value="39">
            <text:p>39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4.81">
            <text:p>24,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27.76">
            <text:p>27,76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20" office:value-type="float" office:value="55">
            <text:p>55</text:p>
          </table:table-cell>
          <table:table-cell table:style-name="ce22" office:value-type="float" office:value="17">
            <text:p>17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395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16">
            <text:p>22,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O396]*13" office:value-type="float" office:value="65">
            <text:p>65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.28">
            <text:p>20,28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21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397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.15">
            <text:p>23,15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19" office:value-type="float" office:value="22">
            <text:p>22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05">
            <text:p>29,0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64">
            <text:p>36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76">
            <text:p>25,7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22">
            <text:p>21,22</text:p>
          </table:table-cell>
          <table:table-cell table:number-columns-repeated="3" office:value-type="float" office:value="4">
            <text:p>4</text:p>
          </table:table-cell>
          <table:table-cell table:style-name="ce21" office:value-type="float" office:value="44">
            <text:p>44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36">
            <text:p>23,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8" office:value-type="float" office:value="35">
            <text:p>35</text:p>
          </table:table-cell>
          <table:table-cell table:style-name="ce22" office:value-type="float" office:value="19">
            <text:p>19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2">
            <text:p>82</text:p>
          </table:table-cell>
          <table:table-cell office:value-type="float" office:value="182">
            <text:p>18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3*3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76">
            <text:p>24,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182">
            <text:p>18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403]*13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36">
            <text:p>25,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404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3.08">
            <text:p>23,0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O405]*13" office:value-type="float" office:value="39">
            <text:p>39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8">
            <text:p>25,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1" office:value-type="float" office:value="47">
            <text:p>47</text:p>
          </table:table-cell>
          <table:table-cell table:style-name="ce22" office:value-type="float" office:value="19">
            <text:p>19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8.05">
            <text:p>28,0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style-name="ce20" office:value-type="float" office:value="50">
            <text:p>50</text:p>
          </table:table-cell>
          <table:table-cell table:style-name="ce22" office:value-type="float" office:value="21">
            <text:p>21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407]*13"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16">
            <text:p>24,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8" office:value-type="float" office:value="32">
            <text:p>32</text:p>
          </table:table-cell>
          <table:table-cell table:style-name="ce22" office:value-type="float" office:value="21">
            <text:p>21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5">
            <text:p>115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408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3.97">
            <text:p>33,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409]*13" office:value-type="float" office:value="39">
            <text:p>3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37">
            <text:p>26,3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410]*13"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3.89">
            <text:p>23,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8" office:value-type="float" office:value="33">
            <text:p>33</text:p>
          </table:table-cell>
          <table:table-cell table:style-name="ce22" office:value-type="float" office:value="19">
            <text:p>19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table:formula="of:=[.O411]*13" office:value-type="float" office:value="71.5">
            <text:p>71,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60.05">
            <text:p>60,0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21" office:value-type="float" office:value="48">
            <text:p>48</text:p>
          </table:table-cell>
          <table:table-cell table:style-name="ce22" office:value-type="float" office:value="16">
            <text:p>16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formula="of:=[.O412]*13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9.37">
            <text:p>19,37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21">
            <text:p>21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5">
            <text:p>155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413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0.76">
            <text:p>40,7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21" office:value-type="float" office:value="38">
            <text:p>38</text:p>
          </table:table-cell>
          <table:table-cell table:style-name="ce22" office:value-type="float" office:value="19">
            <text:p>19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O414]*13"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.46">
            <text:p>21,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20" office:value-type="float" office:value="50">
            <text:p>50</text:p>
          </table:table-cell>
          <table:table-cell table:style-name="ce22" office:value-type="float" office:value="14">
            <text:p>14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O415]*13" office:value-type="float" office:value="130">
            <text:p>13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4.44">
            <text:p>24,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21" office:value-type="float" office:value="41">
            <text:p>41</text:p>
          </table:table-cell>
          <table:table-cell table:style-name="ce19" office:value-type="float" office:value="23">
            <text:p>23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O416]*13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.25">
            <text:p>19,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21" office:value-type="float" office:value="43">
            <text:p>43</text:p>
          </table:table-cell>
          <table:table-cell table:style-name="ce22" office:value-type="float" office:value="21">
            <text:p>21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2">
            <text:p>92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27.17">
            <text:p>27,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20" office:value-type="float" office:value="58">
            <text:p>58</text:p>
          </table:table-cell>
          <table:table-cell table:style-name="ce22" office:value-type="float" office:value="15">
            <text:p>15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22">
            <text:p>26,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O419]*13"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20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O420]*13"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26.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8" office:value-type="float" office:value="30">
            <text:p>30</text:p>
          </table:table-cell>
          <table:table-cell table:style-name="ce22" office:value-type="float" office:value="20">
            <text:p>20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421]*13" office:value-type="float" office:value="65">
            <text:p>65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.25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5">
            <text:p>15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O422]*1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8" office:value-type="float" office:value="33">
            <text:p>33</text:p>
          </table:table-cell>
          <table:table-cell table:style-name="ce22" office:value-type="float" office:value="21">
            <text:p>21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9.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formula="of:=[.O424]*13" office:value-type="float" office:value="26">
            <text:p>26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.5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18" office:value-type="float" office:value="30">
            <text:p>30</text:p>
          </table:table-cell>
          <table:table-cell table:style-name="ce22" office:value-type="float" office:value="11">
            <text:p>11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O425]*13"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7" office:value-type="float" office:value="39.2">
            <text:p>39,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style-name="ce18" office:value-type="float" office:value="28">
            <text:p>28</text:p>
          </table:table-cell>
          <table:table-cell table:style-name="ce19" office:value-type="float" office:value="22">
            <text:p>22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O426]*13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9.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8" office:value-type="float" office:value="29">
            <text:p>29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table:style-name="ce22" office:value-type="float" office:value="21">
            <text:p>21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5">
            <text:p>125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O428]*13"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1.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23" office:value-type="string">
            <text:p>нет риска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9.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20" office:value-type="float" office:value="51">
            <text:p>51</text:p>
          </table:table-cell>
          <table:table-cell table:style-name="ce22" office:value-type="float" office:value="13">
            <text:p>13</text:p>
          </table:table-cell>
          <table:table-cell table:style-name="ce23" office:value-type="string">
            <text:p>высокий риск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6">
            <text:p>8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table:formula="of:=[.O430]*13" office:value-type="float" office:value="97.5">
            <text:p>97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.9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5">
            <text:p>25</text:p>
          </table:table-cell>
          <table:table-cell table:style-name="ce23" office:value-type="string">
            <text:p>средний риск</text:p>
          </table:table-cell>
          <table:table-cell table:number-columns-repeated="990"/>
        </table:table-row>
        <table:table-row table:style-name="ro1" table:number-rows-repeated="834">
          <table:table-cell table:number-columns-repeated="31"/>
          <table:table-cell table:style-name="ce14"/>
          <table:table-cell table:number-columns-repeated="992"/>
        </table:table-row>
        <table:table-row table:style-name="ro1" table:number-rows-repeated="10473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Лист1_2.$A$1" table:cell-range-address="$Лист1.$A$1:.$AH$430"/>
        </table:named-expressions>
      </table:table>
      <table:table table:name="Лист2" table:style-name="ta2" table:print="false">
        <office:forms form:automatic-focus="false" form:apply-design-mode="false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19" table:number-columns-repeated="1020" table:default-cell-style-name="Excel_20_Built-in_20_Normal"/>
        <table:table-row table:style-name="ro1">
          <table:table-cell table:style-name="ce24" office:value-type="string">
            <text:p>Семейное положение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холост</text:p>
          </table:table-cell>
          <table:table-cell table:style-name="ce13" office:value-type="string">
            <text:p>с партнершей</text:p>
          </table:table-cell>
          <table:table-cell table:style-name="ce13" office:value-type="string">
            <text:p>женат</text:p>
          </table:table-cell>
          <table:table-cell table:number-columns-repeated="1021"/>
        </table:table-row>
        <table:table-row table:style-name="ro1"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>
            <text:p>Сколько у Вас детей?</text:p>
          </table:table-cell>
          <table:table-cell table:number-columns-repeated="1023"/>
        </table:table-row>
        <table:table-row table:style-name="ro1">
          <table:table-cell office:value-type="string">
            <text:p>нет детей</text:p>
          </table:table-cell>
          <table:table-cell office:value-type="string">
            <text:p>1 ребенок</text:p>
          </table:table-cell>
          <table:table-cell office:value-type="string">
            <text:p>2 ребенка</text:p>
          </table:table-cell>
          <table:table-cell office:value-type="string">
            <text:p>3 ребенка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>
            <text:p>Образование</text:p>
          </table:table-cell>
          <table:table-cell table:number-columns-repeated="1023"/>
        </table:table-row>
        <table:table-row table:style-name="ro1">
          <table:table-cell office:value-type="string">
            <text:p>среднее</text:p>
          </table:table-cell>
          <table:table-cell office:value-type="string">
            <text:p>среднее профессиональное</text:p>
          </table:table-cell>
          <table:table-cell office:value-type="string">
            <text:p>высшее</text:p>
          </table:table-cell>
          <table:table-cell office:value-type="string">
            <text:p>кандидат/доктор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Профессия</text:p>
          </table:table-cell>
          <table:table-cell table:number-columns-repeated="1023"/>
        </table:table-row>
        <table:table-row table:style-name="ro1">
          <table:table-cell office:value-type="string">
            <text:p>нет вредного фактора</text:p>
          </table:table-cell>
          <table:table-cell office:value-type="string">
            <text:p>есть вредные факторы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Курите ли Вы?</text:p>
          </table:table-cell>
          <table:table-cell table:number-columns-repeated="1023"/>
        </table:table-row>
        <table:table-row table:style-name="ro1">
          <table:table-cell office:value-type="string">
            <text:p>нет</text:p>
          </table:table-cell>
          <table:table-cell office:value-type="string">
            <text:p>да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Ваша обычная физическая активность в течение дня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менее 5000 шагов</text:p>
          </table:table-cell>
          <table:table-cell table:style-name="ce13" office:value-type="string">
            <text:p>5000-10000 шагов</text:p>
          </table:table-cell>
          <table:table-cell table:style-name="ce13" office:value-type="string">
            <text:p>более 10000 шагов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24" office:value-type="string">
            <text:p>Занимаетесь ли Вы спортом?</text:p>
          </table:table-cell>
          <table:table-cell table:number-columns-repeated="1023"/>
        </table:table-row>
        <table:table-row table:style-name="ro1">
          <table:table-cell office:value-type="string">
            <text:p>нет</text:p>
          </table:table-cell>
          <table:table-cell office:value-type="string">
            <text:p>да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Употребляете ли вы алкоголь?</text:p>
          </table:table-cell>
          <table:table-cell table:number-columns-repeated="1023"/>
        </table:table-row>
        <table:table-row table:style-name="ro1">
          <table:table-cell office:value-type="string">
            <text:p>нет</text:p>
          </table:table-cell>
          <table:table-cell office:value-type="string">
            <text:p>да</text:p>
          </table:table-cell>
          <table:table-cell office:value-type="string">
            <text:p>иногда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24" office:value-type="string">
            <text:p>Как часто?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раз в день</text:p>
          </table:table-cell>
          <table:table-cell office:value-type="string">
            <text:p>раз в неделю</text:p>
          </table:table-cell>
          <table:table-cell office:value-type="string">
            <text:p>раз в месяц</text:p>
          </table:table-cell>
          <table:table-cell office:value-type="string">
            <text:p>раз в несколько месяцев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4" office:value-type="string">
            <text:p>Как вы обычно питаетесь в течение дня?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частые перекусы тем, что есть в доступе (бутерброды, печенье, сладости, фаст-фуд и др.)</text:p>
          </table:table-cell>
          <table:table-cell table:style-name="ce13" office:value-type="string">
            <text:p>1-2 раза в день горячее питание + перекусы тем, что придется</text:p>
          </table:table-cell>
          <table:table-cell table:style-name="ce13" office:value-type="string">
            <text:p>полноценное питание (3 раза в день горячее питание + полезные перекусы)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9" office:value-type="string">
            <text:p>нет риска</text:p>
          </table:table-cell>
          <table:table-cell table:style-name="ce25" office:value-type="string">
            <text:p>средний риск</text:p>
          </table:table-cell>
          <table:table-cell table:style-name="ce20" office:value-type="string">
            <text:p>высокий риск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до 26</text:p>
          </table:table-cell>
          <table:table-cell table:style-name="ce13" office:value-type="string">
            <text:p>27-36</text:p>
          </table:table-cell>
          <table:table-cell table:style-name="ce13" office:value-type="string">
            <text:p>37 и более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более 21</text:p>
          </table:table-cell>
          <table:table-cell table:style-name="ce13"/>
          <table:table-cell table:style-name="ce13" office:value-type="string">
            <text:p>21 и менее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Лист3" table:style-name="ta3" table:print="false">
        <office:forms form:automatic-focus="false" form:apply-design-mode="false"/>
        <table:table-column table:style-name="co19" table:number-columns-repeated="1024" table:default-cell-style-name="Excel_20_Built-in_20_Normal"/>
        <table:table-row table:style-name="ro1">
          <table:table-cell table:style-name="ce1" office:value-type="string">
            <text:p>ag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heigth</text:p>
          </table:table-cell>
          <table:table-cell table:style-name="ce1" office:value-type="string">
            <text:p> marital_status 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education</text:p>
          </table:table-cell>
          <table:table-cell table:style-name="ce1" office:value-type="string">
            <text:p>work_conditions</text:p>
          </table:table-cell>
          <table:table-cell table:style-name="ce1" office:value-type="string">
            <text:p>experience </text:p>
          </table:table-cell>
          <table:table-cell table:style-name="ce1" office:value-type="string">
            <text:p>smoking</text:p>
          </table:table-cell>
          <table:table-cell table:style-name="ce1" office:value-type="string">
            <text:p>physical_activity</text:p>
          </table:table-cell>
          <table:table-cell table:style-name="ce1" office:value-type="string">
            <text:p>sport</text:p>
          </table:table-cell>
          <table:table-cell table:style-name="ce1" office:value-type="string">
            <text:p>sleep_nigth</text:p>
          </table:table-cell>
          <table:table-cell table:style-name="ce1" office:value-type="string">
            <text:p>alcochol</text:p>
          </table:table-cell>
          <table:table-cell table:style-name="ce1" office:value-type="string">
            <text:p>alc_freq</text:p>
          </table:table-cell>
          <table:table-cell table:style-name="ce1" office:value-type="string">
            <text:p>alc_portion</text:p>
          </table:table-cell>
          <table:table-cell table:style-name="ce1" office:value-type="string">
            <text:p>ethanol_ml</text:p>
          </table:table-cell>
          <table:table-cell table:style-name="ce1" office:value-type="string">
            <text:p>diet</text:p>
          </table:table-cell>
          <table:table-cell table:style-name="ce1" office:value-type="string">
            <text:p>grind</text:p>
          </table:table-cell>
          <table:table-cell table:style-name="ce1" office:value-type="string">
            <text:p>nigth_work</text:p>
          </table:table-cell>
          <table:table-cell table:style-name="ce1" office:value-type="string">
            <text:p>social_load</text:p>
          </table:table-cell>
          <table:table-cell table:style-name="ce1" office:value-type="string">
            <text:p>work_in_hurry</text:p>
          </table:table-cell>
          <table:table-cell table:style-name="ce1" office:value-type="string">
            <text:p>high_demands</text:p>
          </table:table-cell>
          <table:table-cell table:style-name="ce1" office:value-type="string">
            <text:p>career_advancement</text:p>
          </table:table-cell>
          <table:table-cell table:style-name="ce1" office:value-type="string">
            <text:p>working environment</text:p>
          </table:table-cell>
          <table:table-cell table:style-name="ce1" office:value-type="string">
            <text:p>insecure_about_work</text:p>
          </table:table-cell>
          <table:table-cell table:style-name="ce1" office:value-type="string">
            <text:p>ergonomic_workpace</text:p>
          </table:table-cell>
          <table:table-cell table:style-name="ce1" office:value-type="string">
            <text:p>restroom</text:p>
          </table:table-cell>
          <table:table-cell table:style-name="ce1" office:value-type="string">
            <text:p>IBM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STRESS</text:p>
          </table:table-cell>
          <table:table-cell table:style-name="ce1" office:value-type="string">
            <text:p>HADS</text:p>
          </table:table-cell>
          <table:table-cell table:style-name="ce1" office:value-type="string">
            <text:p>AMS</text:p>
          </table:table-cell>
          <table:table-cell table:style-name="ce1" office:value-type="string">
            <text:p>MIEF-5</text:p>
          </table:table-cell>
          <table:table-cell table:style-name="ce1" office:value-type="string">
            <text:p>RISK</text:p>
          </table:table-cell>
          <table:table-cell table:style-name="ce12" table:number-columns-repeated="99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8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Лист1.A1:Лист1.AH43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number-style style:name="N106">
      <number:number number:decimal-places="1"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2" style:display-name="Обычный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07.12.2021</text:date>, <text:time>01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7T01:41:30.08</dc:date>
    <dc:creator>Human </dc:creator>
    <meta:generator>OpenOffice/4.1.11$Win32 OpenOffice.org_project/4111m1$Build-9808</meta:generator>
    <meta:editing-duration>PT59M33S</meta:editing-duration>
    <meta:editing-cycles>2</meta:editing-cycles>
    <meta:document-statistic meta:table-count="4" meta:cell-count="28982" meta:object-count="0"/>
  </office:meta>
</office:document-meta>
</file>